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8.637cm" fo:margin-left="0.004cm" table:align="left"/>
    </style:style>
    <style:style style:name="Tabla1.A" style:family="table-column">
      <style:table-column-properties style:column-width="5.837cm"/>
    </style:style>
    <style:style style:name="Tabla1.B" style:family="table-column">
      <style:table-column-properties style:column-width="6.541cm"/>
    </style:style>
    <style:style style:name="Tabla1.C" style:family="table-column">
      <style:table-column-properties style:column-width="6.26cm"/>
    </style:style>
    <style:style style:name="Tabla1.1" style:family="table-row">
      <style:table-row-properties style:min-row-height="0.847cm"/>
    </style:style>
    <style:style style:name="Tabla1.A1" style:family="table-cell">
      <style:table-cell-properties fo:background-color="#d9d9d9" style:border-line-width-left="0.026cm 0.026cm 0.026cm" style:border-line-width-top="0.026cm 0.026cm 0.026cm" fo:padding-left="0.208cm" fo:padding-right="0.203cm" fo:padding-top="0.081cm" fo:padding-bottom="0cm" fo:border-left="2.25pt double #000000" fo:border-right="0.75pt solid #000000" fo:border-top="2.25pt double #000000" fo:border-bottom="0.75pt solid #000000" style:writing-mode="lr-tb">
        <style:background-image/>
      </style:table-cell-properties>
    </style:style>
    <style:style style:name="Tabla1.B1" style:family="table-cell">
      <style:table-cell-properties fo:background-color="#d9d9d9" style:border-line-width-top="0.026cm 0.026cm 0.026cm" fo:padding-left="0.208cm" fo:padding-right="0.203cm" fo:padding-top="0.081cm" fo:padding-bottom="0cm" fo:border-left="0.75pt solid #000000" fo:border-right="0.75pt solid #000000" fo:border-top="2.25pt double #000000" fo:border-bottom="0.75pt solid #000000" style:writing-mode="lr-tb">
        <style:background-image/>
      </style:table-cell-properties>
    </style:style>
    <style:style style:name="Tabla1.C1" style:family="table-cell">
      <style:table-cell-properties fo:background-color="#d9d9d9" style:border-line-width-right="0.026cm 0.026cm 0.026cm" style:border-line-width-top="0.026cm 0.026cm 0.026cm" fo:padding-left="0.208cm" fo:padding-right="0.203cm" fo:padding-top="0.081cm" fo:padding-bottom="0cm" fo:border-left="0.75pt solid #000000" fo:border-right="2.25pt double #000000" fo:border-top="2.25pt double #000000" fo:border-bottom="0.75pt solid #000000" style:writing-mode="lr-tb">
        <style:background-image/>
      </style:table-cell-properties>
    </style:style>
    <style:style style:name="Tabla1.2" style:family="table-row">
      <style:table-row-properties style:min-row-height="4.606cm"/>
    </style:style>
    <style:style style:name="Tabla1.A2" style:family="table-cell">
      <style:table-cell-properties style:border-line-width-left="0.026cm 0.026cm 0.026cm" style:border-line-width-bottom="0.026cm 0.026cm 0.026cm" fo:padding-left="0.208cm" fo:padding-right="0.203cm" fo:padding-top="0.081cm" fo:padding-bottom="0cm" fo:border-left="2.25pt double #000000" fo:border-right="0.75pt solid #000000" fo:border-top="0.75pt solid #000000" fo:border-bottom="2.25pt double #000000" style:writing-mode="lr-tb"/>
    </style:style>
    <style:style style:name="Tabla1.B2" style:family="table-cell">
      <style:table-cell-properties style:border-line-width-bottom="0.026cm 0.026cm 0.026cm" fo:padding-left="0.208cm" fo:padding-right="0.203cm" fo:padding-top="0.081cm" fo:padding-bottom="0cm" fo:border-left="0.75pt solid #000000" fo:border-right="0.75pt solid #000000" fo:border-top="0.75pt solid #000000" fo:border-bottom="2.25pt double #000000" style:writing-mode="lr-tb"/>
    </style:style>
    <style:style style:name="Tabla1.C2" style:family="table-cell">
      <style:table-cell-properties style:border-line-width-right="0.026cm 0.026cm 0.026cm" style:border-line-width-bottom="0.026cm 0.026cm 0.026cm" fo:padding-left="0.208cm" fo:padding-right="0.203cm" fo:padding-top="0.081cm" fo:padding-bottom="0cm" fo:border-left="0.75pt solid #000000" fo:border-right="2.25pt double #000000" fo:border-top="0.75pt solid #000000" fo:border-bottom="2.25pt double #000000" style:writing-mode="lr-tb"/>
    </style:style>
    <style:style style:name="Tabla2" style:family="table">
      <style:table-properties style:width="18.637cm" fo:margin-left="0.004cm" table:align="left"/>
    </style:style>
    <style:style style:name="Tabla2.A" style:family="table-column">
      <style:table-column-properties style:column-width="6.055cm"/>
    </style:style>
    <style:style style:name="Tabla2.B" style:family="table-column">
      <style:table-column-properties style:column-width="6.297cm"/>
    </style:style>
    <style:style style:name="Tabla2.C" style:family="table-column">
      <style:table-column-properties style:column-width="6.285cm"/>
    </style:style>
    <style:style style:name="Tabla2.1" style:family="table-row">
      <style:table-row-properties style:min-row-height="0.804cm"/>
    </style:style>
    <style:style style:name="Tabla2.A1" style:family="table-cell">
      <style:table-cell-properties fo:background-color="#d9d9d9" style:border-line-width-left="0.026cm 0.026cm 0.026cm" style:border-line-width-top="0.026cm 0.026cm 0.026cm" fo:padding-left="0.208cm" fo:padding-right="0.203cm" fo:padding-top="0.081cm" fo:padding-bottom="0cm" fo:border-left="2.25pt double #000000" fo:border-right="0.75pt solid #000000" fo:border-top="2.25pt double #000000" fo:border-bottom="0.75pt solid #000000" style:writing-mode="lr-tb">
        <style:background-image/>
      </style:table-cell-properties>
    </style:style>
    <style:style style:name="Tabla2.B1" style:family="table-cell">
      <style:table-cell-properties fo:background-color="#d9d9d9" style:border-line-width-top="0.026cm 0.026cm 0.026cm" fo:padding-left="0.208cm" fo:padding-right="0.203cm" fo:padding-top="0.081cm" fo:padding-bottom="0cm" fo:border-left="0.75pt solid #000000" fo:border-right="0.75pt solid #000000" fo:border-top="2.25pt double #000000" fo:border-bottom="0.75pt solid #000000" style:writing-mode="lr-tb">
        <style:background-image/>
      </style:table-cell-properties>
    </style:style>
    <style:style style:name="Tabla2.C1" style:family="table-cell">
      <style:table-cell-properties fo:background-color="#d9d9d9" style:border-line-width-right="0.026cm 0.026cm 0.026cm" style:border-line-width-top="0.026cm 0.026cm 0.026cm" fo:padding-left="0.208cm" fo:padding-right="0.203cm" fo:padding-top="0.081cm" fo:padding-bottom="0cm" fo:border-left="0.75pt solid #000000" fo:border-right="2.25pt double #000000" fo:border-top="2.25pt double #000000" fo:border-bottom="0.75pt solid #000000" style:writing-mode="lr-tb">
        <style:background-image/>
      </style:table-cell-properties>
    </style:style>
    <style:style style:name="Tabla2.2" style:family="table-row">
      <style:table-row-properties style:min-row-height="4.602cm"/>
    </style:style>
    <style:style style:name="Tabla2.A2" style:family="table-cell">
      <style:table-cell-properties style:border-line-width-left="0.026cm 0.026cm 0.026cm" style:border-line-width-bottom="0.026cm 0.026cm 0.026cm" fo:padding-left="0.208cm" fo:padding-right="0.203cm" fo:padding-top="0.081cm" fo:padding-bottom="0cm" fo:border-left="2.25pt double #000000" fo:border-right="0.75pt solid #000000" fo:border-top="0.75pt solid #000000" fo:border-bottom="2.25pt double #000000" style:writing-mode="lr-tb"/>
    </style:style>
    <style:style style:name="Tabla2.B2" style:family="table-cell">
      <style:table-cell-properties style:border-line-width-bottom="0.026cm 0.026cm 0.026cm" fo:padding-left="0.208cm" fo:padding-right="0.203cm" fo:padding-top="0.081cm" fo:padding-bottom="0cm" fo:border-left="0.75pt solid #000000" fo:border-right="0.75pt solid #000000" fo:border-top="0.75pt solid #000000" fo:border-bottom="2.25pt double #000000" style:writing-mode="lr-tb"/>
    </style:style>
    <style:style style:name="Tabla2.C2" style:family="table-cell">
      <style:table-cell-properties style:border-line-width-right="0.026cm 0.026cm 0.026cm" style:border-line-width-bottom="0.026cm 0.026cm 0.026cm" fo:padding-left="0.208cm" fo:padding-right="0.203cm" fo:padding-top="0.081cm" fo:padding-bottom="0cm" fo:border-left="0.75pt solid #000000" fo:border-right="2.25pt double #000000" fo:border-top="0.75pt solid #000000" fo:border-bottom="2.25pt double #000000" style:writing-mode="lr-tb"/>
    </style:style>
    <style:style style:name="Tabla3" style:family="table">
      <style:table-properties style:width="18.637cm" fo:margin-left="0.004cm" table:align="left"/>
    </style:style>
    <style:style style:name="Tabla3.A" style:family="table-column">
      <style:table-column-properties style:column-width="6.055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6.285cm"/>
    </style:style>
    <style:style style:name="Tabla3.1" style:family="table-row">
      <style:table-row-properties style:min-row-height="0.804cm"/>
    </style:style>
    <style:style style:name="Tabla3.A1" style:family="table-cell">
      <style:table-cell-properties style:border-line-width-left="0.026cm 0.026cm 0.026cm" style:border-line-width-top="0.026cm 0.026cm 0.026cm" fo:padding-left="0.208cm" fo:padding-right="0.203cm" fo:padding-top="0.081cm" fo:padding-bottom="0cm" fo:border-left="2.25pt double #000000" fo:border-right="0.75pt solid #000000" fo:border-top="2.25pt double #000000" fo:border-bottom="0.75pt solid #000000" style:writing-mode="lr-tb"/>
    </style:style>
    <style:style style:name="Tabla3.B1" style:family="table-cell">
      <style:table-cell-properties style:border-line-width-top="0.026cm 0.026cm 0.026cm" fo:padding-left="0.208cm" fo:padding-right="0.203cm" fo:padding-top="0.081cm" fo:padding-bottom="0cm" fo:border-left="0.75pt solid #000000" fo:border-right="0.75pt solid #000000" fo:border-top="2.25pt double #000000" fo:border-bottom="0.75pt solid #000000" style:writing-mode="lr-tb"/>
    </style:style>
    <style:style style:name="Tabla3.C1" style:family="table-cell">
      <style:table-cell-properties style:border-line-width-right="0.026cm 0.026cm 0.026cm" style:border-line-width-top="0.026cm 0.026cm 0.026cm" fo:padding-left="0.208cm" fo:padding-right="0.203cm" fo:padding-top="0.081cm" fo:padding-bottom="0cm" fo:border-left="0.75pt solid #000000" fo:border-right="2.25pt double #000000" fo:border-top="2.25pt double #000000" fo:border-bottom="0.75pt solid #000000" style:writing-mode="lr-tb"/>
    </style:style>
    <style:style style:name="Tabla3.2" style:family="table-row">
      <style:table-row-properties style:min-row-height="3.09cm"/>
    </style:style>
    <style:style style:name="Tabla3.A2" style:family="table-cell">
      <style:table-cell-properties style:border-line-width-left="0.026cm 0.026cm 0.026cm" style:border-line-width-bottom="0.026cm 0.026cm 0.026cm" fo:padding-left="0.208cm" fo:padding-right="0.203cm" fo:padding-top="0.081cm" fo:padding-bottom="0cm" fo:border-left="2.25pt double #000000" fo:border-right="0.75pt solid #000000" fo:border-top="0.75pt solid #000000" fo:border-bottom="2.25pt double #000000" style:writing-mode="lr-tb"/>
    </style:style>
    <style:style style:name="Tabla3.B2" style:family="table-cell">
      <style:table-cell-properties style:border-line-width-bottom="0.026cm 0.026cm 0.026cm" fo:padding-left="0.208cm" fo:padding-right="0.203cm" fo:padding-top="0.081cm" fo:padding-bottom="0cm" fo:border-left="0.75pt solid #000000" fo:border-right="0.75pt solid #000000" fo:border-top="0.75pt solid #000000" fo:border-bottom="2.25pt double #000000" style:writing-mode="lr-tb"/>
    </style:style>
    <style:style style:name="Tabla3.C2" style:family="table-cell">
      <style:table-cell-properties style:border-line-width-right="0.026cm 0.026cm 0.026cm" style:border-line-width-bottom="0.026cm 0.026cm 0.026cm" fo:padding-left="0.208cm" fo:padding-right="0.203cm" fo:padding-top="0.081cm" fo:padding-bottom="0cm" fo:border-left="0.75pt solid #000000" fo:border-right="2.25pt double #000000" fo:border-top="0.75pt solid #000000" fo:border-bottom="2.25pt double #000000" style:writing-mode="lr-tb"/>
    </style:style>
    <style:style style:name="Tabla4" style:family="table">
      <style:table-properties style:width="15.251cm" fo:margin-left="0.004cm" table:align="left"/>
    </style:style>
    <style:style style:name="Tabla4.A" style:family="table-column">
      <style:table-column-properties style:column-width="5.085cm"/>
    </style:style>
    <style:style style:name="Tabla4.C" style:family="table-column">
      <style:table-column-properties style:column-width="5.08cm"/>
    </style:style>
    <style:style style:name="Tabla4.1" style:family="table-row">
      <style:table-row-properties style:min-row-height="0.806cm"/>
    </style:style>
    <style:style style:name="Tabla4.A1" style:family="table-cell">
      <style:table-cell-properties style:border-line-width-left="0.026cm 0.026cm 0.026cm" style:border-line-width-top="0.026cm 0.026cm 0.026cm" fo:padding-left="0.208cm" fo:padding-right="0.203cm" fo:padding-top="0.081cm" fo:padding-bottom="0cm" fo:border-left="2.25pt double #000000" fo:border-right="0.75pt solid #000000" fo:border-top="2.25pt double #000000" fo:border-bottom="0.75pt solid #000000" style:writing-mode="lr-tb"/>
    </style:style>
    <style:style style:name="Tabla4.B1" style:family="table-cell">
      <style:table-cell-properties style:border-line-width-top="0.026cm 0.026cm 0.026cm" fo:padding-left="0.208cm" fo:padding-right="0.203cm" fo:padding-top="0.081cm" fo:padding-bottom="0cm" fo:border-left="0.75pt solid #000000" fo:border-right="0.75pt solid #000000" fo:border-top="2.25pt double #000000" fo:border-bottom="0.75pt solid #000000" style:writing-mode="lr-tb"/>
    </style:style>
    <style:style style:name="Tabla4.C1" style:family="table-cell">
      <style:table-cell-properties style:border-line-width-right="0.026cm 0.026cm 0.026cm" style:border-line-width-top="0.026cm 0.026cm 0.026cm" fo:padding-left="0.208cm" fo:padding-right="0.203cm" fo:padding-top="0.081cm" fo:padding-bottom="0cm" fo:border-left="0.75pt solid #000000" fo:border-right="2.25pt double #000000" fo:border-top="2.25pt double #000000" fo:border-bottom="0.75pt solid #000000" style:writing-mode="lr-tb"/>
    </style:style>
    <style:style style:name="Tabla4.2" style:family="table-row">
      <style:table-row-properties style:min-row-height="4.606cm"/>
    </style:style>
    <style:style style:name="Tabla4.A2" style:family="table-cell">
      <style:table-cell-properties style:border-line-width-left="0.026cm 0.026cm 0.026cm" style:border-line-width-bottom="0.026cm 0.026cm 0.026cm" fo:padding-left="0.208cm" fo:padding-right="0.203cm" fo:padding-top="0.081cm" fo:padding-bottom="0cm" fo:border-left="2.25pt double #000000" fo:border-right="0.75pt solid #000000" fo:border-top="0.75pt solid #000000" fo:border-bottom="2.25pt double #000000" style:writing-mode="lr-tb"/>
    </style:style>
    <style:style style:name="Tabla4.B2" style:family="table-cell">
      <style:table-cell-properties style:border-line-width-bottom="0.026cm 0.026cm 0.026cm" fo:padding-left="0.208cm" fo:padding-right="0.203cm" fo:padding-top="0.081cm" fo:padding-bottom="0cm" fo:border-left="0.75pt solid #000000" fo:border-right="0.75pt solid #000000" fo:border-top="0.75pt solid #000000" fo:border-bottom="2.25pt double #000000" style:writing-mode="lr-tb"/>
    </style:style>
    <style:style style:name="Tabla4.C2" style:family="table-cell">
      <style:table-cell-properties style:border-line-width-right="0.026cm 0.026cm 0.026cm" style:border-line-width-bottom="0.026cm 0.026cm 0.026cm" fo:padding-left="0.208cm" fo:padding-right="0.203cm" fo:padding-top="0.081cm" fo:padding-bottom="0cm" fo:border-left="0.75pt solid #000000" fo:border-right="2.25pt double #000000" fo:border-top="0.75pt solid #000000" fo:border-bottom="2.25pt double #000000" style:writing-mode="lr-tb"/>
    </style:style>
    <style:style style:name="Tabla5" style:family="table">
      <style:table-properties style:width="15.251cm" fo:margin-left="0.004cm" table:align="left"/>
    </style:style>
    <style:style style:name="Tabla5.A" style:family="table-column">
      <style:table-column-properties style:column-width="5.085cm"/>
    </style:style>
    <style:style style:name="Tabla5.C" style:family="table-column">
      <style:table-column-properties style:column-width="5.08cm"/>
    </style:style>
    <style:style style:name="Tabla5.1" style:family="table-row">
      <style:table-row-properties style:min-row-height="0.804cm"/>
    </style:style>
    <style:style style:name="Tabla5.A1" style:family="table-cell">
      <style:table-cell-properties style:border-line-width-left="0.026cm 0.026cm 0.026cm" style:border-line-width-top="0.026cm 0.026cm 0.026cm" fo:padding-left="0.208cm" fo:padding-right="0.203cm" fo:padding-top="0.081cm" fo:padding-bottom="0cm" fo:border-left="2.25pt double #000000" fo:border-right="0.75pt solid #000000" fo:border-top="2.25pt double #000000" fo:border-bottom="0.75pt solid #000000" style:writing-mode="lr-tb"/>
    </style:style>
    <style:style style:name="Tabla5.B1" style:family="table-cell">
      <style:table-cell-properties style:border-line-width-top="0.026cm 0.026cm 0.026cm" fo:padding-left="0.208cm" fo:padding-right="0.203cm" fo:padding-top="0.081cm" fo:padding-bottom="0cm" fo:border-left="0.75pt solid #000000" fo:border-right="0.75pt solid #000000" fo:border-top="2.25pt double #000000" fo:border-bottom="0.75pt solid #000000" style:writing-mode="lr-tb"/>
    </style:style>
    <style:style style:name="Tabla5.C1" style:family="table-cell">
      <style:table-cell-properties style:border-line-width-right="0.026cm 0.026cm 0.026cm" style:border-line-width-top="0.026cm 0.026cm 0.026cm" fo:padding-left="0.208cm" fo:padding-right="0.203cm" fo:padding-top="0.081cm" fo:padding-bottom="0cm" fo:border-left="0.75pt solid #000000" fo:border-right="2.25pt double #000000" fo:border-top="2.25pt double #000000" fo:border-bottom="0.75pt solid #000000" style:writing-mode="lr-tb"/>
    </style:style>
    <style:style style:name="Tabla5.2" style:family="table-row">
      <style:table-row-properties style:min-row-height="3.847cm"/>
    </style:style>
    <style:style style:name="Tabla5.A2" style:family="table-cell">
      <style:table-cell-properties style:border-line-width-left="0.026cm 0.026cm 0.026cm" style:border-line-width-bottom="0.026cm 0.026cm 0.026cm" fo:padding-left="0.208cm" fo:padding-right="0.203cm" fo:padding-top="0.081cm" fo:padding-bottom="0cm" fo:border-left="2.25pt double #000000" fo:border-right="0.75pt solid #000000" fo:border-top="0.75pt solid #000000" fo:border-bottom="2.25pt double #000000" style:writing-mode="lr-tb"/>
    </style:style>
    <style:style style:name="Tabla5.B2" style:family="table-cell">
      <style:table-cell-properties style:border-line-width-bottom="0.026cm 0.026cm 0.026cm" fo:padding-left="0.208cm" fo:padding-right="0.203cm" fo:padding-top="0.081cm" fo:padding-bottom="0cm" fo:border-left="0.75pt solid #000000" fo:border-right="0.75pt solid #000000" fo:border-top="0.75pt solid #000000" fo:border-bottom="2.25pt double #000000" style:writing-mode="lr-tb"/>
    </style:style>
    <style:style style:name="Tabla5.C2" style:family="table-cell">
      <style:table-cell-properties style:border-line-width-right="0.026cm 0.026cm 0.026cm" style:border-line-width-bottom="0.026cm 0.026cm 0.026cm" fo:padding-left="0.208cm" fo:padding-right="0.203cm" fo:padding-top="0.081cm" fo:padding-bottom="0cm" fo:border-left="0.75pt solid #000000" fo:border-right="2.25pt double #000000" fo:border-top="0.75pt solid #000000" fo:border-bottom="2.25pt double #000000" style:writing-mode="lr-tb"/>
    </style:style>
    <style:style style:name="P1" style:family="paragraph" style:parent-style-name="Normal">
      <style:paragraph-properties fo:margin-left="0cm" fo:margin-right="-0.004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067cm" style:type="center"/>
        </style:tab-stops>
      </style:paragraph-properties>
    </style:style>
    <style:style style:name="P6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1.859cm" style:type="center"/>
        </style:tab-stops>
      </style:paragraph-properties>
    </style:style>
    <style:style style:name="P7" style:family="paragraph" style:parent-style-name="Normal">
      <style:paragraph-properties fo:margin-left="0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9e34a"/>
    </style:style>
    <style:style style:name="P9" style:family="paragraph" style:parent-style-name="Normal">
      <style:paragraph-properties fo:margin-left="0cm" fo:margin-right="0cm" fo:margin-top="0cm" fo:margin-bottom="0.32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35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32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34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4.045cm" style:type="center"/>
        </style:tab-stops>
      </style:paragraph-properties>
    </style:style>
    <style:style style:name="P14" style:family="paragraph" style:parent-style-name="Normal">
      <style:paragraph-properties fo:margin-left="-0.009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6d486"/>
    </style:style>
    <style:style style:name="P16" style:family="paragraph" style:parent-style-name="Normal">
      <style:paragraph-properties fo:margin-left="-0.009cm" fo:margin-right="0cm" fo:margin-top="0cm" fo:margin-bottom="0.344cm" style:contextual-spacing="false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02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9" style:family="paragraph" style:parent-style-name="footnote_20_description">
      <style:paragraph-properties fo:margin-top="0cm" fo:margin-bottom="0.111cm" style:contextual-spacing="false" fo:line-height="107%"/>
    </style:style>
    <style:style style:name="P20" style:family="paragraph" style:parent-style-name="Normal">
      <style:paragraph-properties fo:margin-left="0.002cm" fo:margin-right="4.131cm" fo:margin-top="0cm" fo:margin-bottom="0cm" style:contextual-spacing="false" fo:line-height="187%" fo:text-align="start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cm" fo:margin-right="1.503cm" fo:margin-top="0cm" fo:margin-bottom="0.321cm" style:contextual-spacing="false" fo:line-height="107%" fo:text-align="center" style:justify-single-word="false" fo:text-indent="0cm" style:auto-text-indent="false" fo:padding="0cm" fo:border="0.51pt solid #000000" style:shadow="none"/>
    </style:style>
    <style:style style:name="P22" style:family="paragraph" style:parent-style-name="Normal">
      <style:paragraph-properties fo:margin-left="0cm" fo:margin-right="1.503cm" fo:margin-top="0cm" fo:margin-bottom="0.372cm" style:contextual-spacing="false" fo:line-height="107%" fo:text-align="center" style:justify-single-word="false" fo:text-indent="0cm" style:auto-text-indent="false" fo:padding="0cm" fo:border="0.51pt solid #000000" style:shadow="none"/>
    </style:style>
    <style:style style:name="P23" style:family="paragraph" style:parent-style-name="Normal">
      <style:paragraph-properties fo:margin-left="7.195cm" fo:margin-right="0cm" fo:margin-top="0cm" fo:margin-bottom="0.372cm" style:contextual-spacing="false" fo:line-height="107%" fo:text-align="start" style:justify-single-word="false" fo:text-indent="0cm" style:auto-text-indent="false" fo:padding="0cm" fo:border="0.51pt solid #000000" style:shadow="none">
        <style:tab-stops/>
      </style:paragraph-properties>
    </style:style>
    <style:style style:name="P24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872cm" style:type="center"/>
        </style:tab-stops>
      </style:paragraph-properties>
    </style:style>
    <style:style style:name="P25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175cm" style:type="center"/>
          <style:tab-stop style:position="5.764cm" style:type="center"/>
          <style:tab-stop style:position="8.55cm" style:type="right"/>
        </style:tab-stops>
      </style:paragraph-properties>
    </style:style>
    <style:style style:name="P26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4.399cm" style:type="center"/>
        </style:tab-stops>
      </style:paragraph-properties>
    </style:style>
    <style:style style:name="P27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189cm" style:type="center"/>
          <style:tab-stop style:position="5.457cm" style:type="center"/>
          <style:tab-stop style:position="6.272cm" style:type="center"/>
          <style:tab-stop style:position="8.55cm" style:type="right"/>
        </style:tab-stops>
      </style:paragraph-properties>
    </style:style>
    <style:style style:name="P28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63cm" style:type="center"/>
        </style:tab-stops>
      </style:paragraph-properties>
    </style:style>
    <style:style style:name="P29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2.856cm" style:type="center"/>
          <style:tab-stop style:position="3.775cm" style:type="center"/>
          <style:tab-stop style:position="5.666cm" style:type="center"/>
          <style:tab-stop style:position="7.844cm" style:type="center"/>
        </style:tab-stops>
      </style:paragraph-properties>
    </style:style>
    <style:style style:name="P30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4.244cm" style:type="center"/>
        </style:tab-stops>
      </style:paragraph-properties>
    </style:style>
    <style:style style:name="P31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05cm" style:type="center"/>
          <style:tab-stop style:position="5.579cm" style:type="center"/>
          <style:tab-stop style:position="7.809cm" style:type="center"/>
        </style:tab-stops>
      </style:paragraph-properties>
    </style:style>
    <style:style style:name="P32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175cm" style:type="center"/>
          <style:tab-stop style:position="5.304cm" style:type="center"/>
          <style:tab-stop style:position="6.272cm" style:type="center"/>
          <style:tab-stop style:position="8.504cm" style:type="right"/>
        </style:tab-stops>
      </style:paragraph-properties>
    </style:style>
    <style:style style:name="P33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4.03cm" style:type="center"/>
          <style:tab-stop style:position="7.096cm" style:type="center"/>
        </style:tab-stops>
      </style:paragraph-properties>
    </style:style>
    <style:style style:name="P34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683cm" style:type="center"/>
          <style:tab-stop style:position="7.054cm" style:type="center"/>
        </style:tab-stops>
      </style:paragraph-properties>
    </style:style>
    <style:style style:name="P35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4.325cm" style:type="center"/>
        </style:tab-stops>
      </style:paragraph-properties>
    </style:style>
    <style:style style:name="P36" style:family="paragraph" style:parent-style-name="Normal">
      <style:paragraph-properties fo:margin-left="-0.026cm" fo:margin-right="0cm" fo:margin-top="0cm" fo:margin-bottom="0.344cm" style:contextual-spacing="false" fo:text-align="start" style:justify-single-word="false" fo:text-indent="0cm" style:auto-text-indent="false">
        <style:tab-stops>
          <style:tab-stop style:position="3.683cm" style:type="center"/>
          <style:tab-stop style:position="6.914cm" style:type="center"/>
        </style:tab-stops>
      </style:paragraph-properties>
    </style:style>
    <style:style style:name="P37" style:family="paragraph" style:parent-style-name="Normal">
      <style:paragraph-properties fo:margin-left="0.3cm" fo:margin-right="0cm" fo:margin-top="0cm" fo:margin-bottom="0.35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3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.3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9e34a"/>
    </style:style>
    <style:style style:name="P40" style:family="paragraph" style:parent-style-name="Normal">
      <style:paragraph-properties fo:margin-left="0.3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  <style:text-properties officeooo:rsid="001cfbcd" officeooo:paragraph-rsid="001cfbcd"/>
    </style:style>
    <style:style style:name="P41" style:family="paragraph" style:parent-style-name="Normal">
      <style:paragraph-properties fo:margin-left="0.3cm" fo:margin-right="0cm" fo:margin-top="0cm" fo:margin-bottom="0.321cm" style:contextual-spacing="false" fo:line-height="107%" fo:text-align="start" style:justify-single-word="false" fo:text-indent="0cm" style:auto-text-indent="false" fo:break-before="page">
        <style:tab-stops/>
      </style:paragraph-properties>
      <style:text-properties officeooo:paragraph-rsid="0019e34a"/>
    </style:style>
    <style:style style:name="P42" style:family="paragraph" style:parent-style-name="Normal">
      <style:paragraph-properties fo:margin-left="0.3cm" fo:margin-right="0cm" fo:margin-top="0cm" fo:margin-bottom="0.32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0.291cm" fo:margin-right="0cm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0.755cm" fo:margin-right="0cm" fo:margin-top="0cm" fo:margin-bottom="0.321cm" style:contextual-spacing="false" fo:line-height="107%" fo:text-align="start" style:justify-single-word="false" fo:text-indent="-0.482cm" style:auto-text-indent="false">
        <style:tab-stops/>
      </style:paragraph-properties>
      <style:text-properties officeooo:paragraph-rsid="0016a36d"/>
    </style:style>
    <style:style style:name="P45" style:family="paragraph" style:parent-style-name="Normal">
      <style:paragraph-properties fo:margin-left="0.755cm" fo:margin-right="0cm" fo:margin-top="0cm" fo:margin-bottom="0.014cm" style:contextual-spacing="false" fo:text-indent="-0.482cm" style:auto-text-indent="false">
        <style:tab-stops/>
      </style:paragraph-properties>
      <style:text-properties officeooo:paragraph-rsid="0019e34a"/>
    </style:style>
    <style:style style:name="P46" style:family="paragraph" style:parent-style-name="Normal">
      <loext:graphic-properties draw:fill="none"/>
      <style:paragraph-properties fo:margin-left="0cm" fo:margin-right="0.499cm" fo:margin-top="0cm" fo:margin-bottom="0cm" style:contextual-spacing="false" fo:line-height="18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99031" fo:hyphenate="false" loext:hyphenation-no-caps="false"/>
    </style:style>
    <style:style style:name="P47" style:family="paragraph" style:parent-style-name="Normal">
      <loext:graphic-properties draw:fill="none"/>
      <style:paragraph-properties fo:margin-left="0cm" fo:margin-right="0.199cm" fo:margin-top="0cm" fo:margin-bottom="0cm" style:contextual-spacing="false" fo:line-height="18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99031" fo:hyphenate="false" loext:hyphenation-no-caps="false"/>
    </style:style>
    <style:style style:name="P48" style:family="paragraph" style:parent-style-name="Normal">
      <loext:graphic-properties draw:fill="none"/>
      <style:paragraph-properties fo:margin-left="0cm" fo:margin-right="0.199cm" fo:margin-top="0cm" fo:margin-bottom="0cm" style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0a3bdf" fo:hyphenate="false" loext:hyphenation-no-caps="false"/>
    </style:style>
    <style:style style:name="P49" style:family="paragraph" style:parent-style-name="Normal">
      <loext:graphic-properties draw:fill="none"/>
      <style:paragraph-properties fo:margin-left="0cm" fo:margin-right="0.199cm" fo:margin-top="0cm" fo:margin-bottom="0cm" style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05673" fo:hyphenate="false" loext:hyphenation-no-caps="false"/>
    </style:style>
    <style:style style:name="P50" style:family="paragraph" style:parent-style-name="Normal">
      <style:text-properties fo:background-color="#e8f2a1"/>
    </style:style>
    <style:style style:name="P51" style:family="paragraph" style:parent-style-name="Normal">
      <style:paragraph-properties fo:margin-left="0cm" fo:margin-right="0cm" fo:line-height="103%" fo:text-align="justify" style:justify-single-word="false" fo:hyphenation-ladder-count="no-limit" fo:text-indent="-0.321cm" style:auto-text-indent="false">
        <style:tab-stops/>
      </style:paragraph-properties>
      <style:text-properties fo:hyphenate="false" loext:hyphenation-no-caps="false"/>
    </style:style>
    <style:style style:name="P52" style:family="paragraph" style:parent-style-name="Normal">
      <style:paragraph-properties fo:margin-left="0cm" fo:margin-right="4.794cm" fo:margin-top="0cm" fo:margin-bottom="0cm" style:contextual-spacing="false" fo:line-height="187%" fo:text-align="start" style:justify-single-word="false" fo:text-indent="0cm" style:auto-text-indent="false">
        <style:tab-stops/>
      </style:paragraph-properties>
      <style:text-properties officeooo:paragraph-rsid="001e8934"/>
    </style:style>
    <style:style style:name="P53" style:family="paragraph" style:parent-style-name="Normal">
      <style:paragraph-properties fo:margin-left="0.002cm" fo:margin-right="4.136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e8934"/>
    </style:style>
    <style:style style:name="P54" style:family="paragraph" style:parent-style-name="Normal">
      <loext:graphic-properties draw:fill="none"/>
      <style:paragraph-properties fo:margin-left="0cm" fo:margin-right="1.7cm" fo:margin-top="0cm" fo:margin-bottom="0cm" style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e8934" fo:hyphenate="false" loext:hyphenation-no-caps="false"/>
    </style:style>
    <style:style style:name="P55" style:family="paragraph" style:parent-style-name="Normal">
      <loext:graphic-properties draw:fill="none"/>
      <style:paragraph-properties fo:margin-left="0cm" fo:margin-right="2.401cm" fo:margin-top="0cm" fo:margin-bottom="0cm" style:contextual-spacing="false" fo:line-height="18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1e8934" fo:hyphenate="false" loext:hyphenation-no-caps="false"/>
    </style:style>
    <style:style style:name="P56" style:family="paragraph" style:parent-style-name="Normal">
      <loext:graphic-properties draw:fill="none"/>
      <style:paragraph-properties fo:margin-left="0cm" fo:margin-right="2cm" fo:margin-top="0cm" fo:margin-bottom="0cm" style:contextual-spacing="false" fo:line-height="107%" fo:text-align="start" style:justify-single-word="false" fo:hyphenation-ladder-count="no-limit" fo:text-indent="0cm" style:auto-text-indent="false" fo:background-color="transparent">
        <style:tab-stops/>
      </style:paragraph-properties>
      <style:text-properties officeooo:paragraph-rsid="00205673" fo:hyphenate="false" loext:hyphenation-no-caps="false"/>
    </style:style>
    <style:style style:name="P57" style:family="paragraph" style:parent-style-name="Normal" style:master-page-name="MP0">
      <style:paragraph-properties fo:margin-left="0cm" fo:margin-right="0cm" fo:margin-top="0cm" fo:margin-bottom="0.482cm" style:contextual-spacing="false" fo:line-height="107%" fo:text-align="start" style:justify-single-word="false" fo:text-indent="0cm" style:auto-text-indent="false" style:page-number="auto" fo:break-before="page">
        <style:tab-stops/>
      </style:paragraph-properties>
    </style:style>
    <style:style style:name="P58" style:family="paragraph" style:parent-style-name="Normal" style:list-style-name="L1">
      <style:paragraph-properties fo:margin-left="0cm" fo:margin-right="0cm" fo:text-indent="-0.321cm" style:auto-text-indent="false"/>
    </style:style>
    <style:style style:name="P59" style:family="paragraph" style:parent-style-name="Normal" style:list-style-name="L1">
      <style:paragraph-properties fo:margin-left="0cm" fo:margin-right="0cm" fo:text-indent="-0.321cm" style:auto-text-indent="false"/>
      <style:text-properties officeooo:paragraph-rsid="0022b649"/>
    </style:style>
    <style:style style:name="P60" style:family="paragraph" style:parent-style-name="Normal" style:list-style-name="L2">
      <style:paragraph-properties fo:margin-left="0cm" fo:margin-right="0cm" fo:text-indent="-0.321cm" style:auto-text-indent="false"/>
    </style:style>
    <style:style style:name="P61" style:family="paragraph" style:parent-style-name="Normal" style:list-style-name="L1">
      <style:paragraph-properties fo:margin-left="0cm" fo:margin-right="0cm" fo:text-indent="-0.321cm" style:auto-text-indent="false" fo:break-before="page"/>
    </style:style>
    <style:style style:name="P62" style:family="paragraph" style:parent-style-name="Normal" style:list-style-name="L2">
      <style:paragraph-properties fo:margin-left="0cm" fo:margin-right="0cm" fo:text-indent="-0.321cm" style:auto-text-indent="false" fo:break-before="page"/>
    </style:style>
    <style:style style:name="P63" style:family="paragraph" style:parent-style-name="Normal">
      <style:paragraph-properties fo:break-before="page"/>
      <style:text-properties fo:background-color="#e8f2a1"/>
    </style:style>
    <style:style style:name="P64" style:family="paragraph" style:parent-style-name="Normal" style:list-style-name="L3" style:master-page-name="">
      <loext:graphic-properties draw:fill="none"/>
      <style:paragraph-properties fo:margin-left="-0.3cm" fo:margin-right="0cm" fo:margin-top="0cm" fo:margin-bottom="0.342cm" style:contextual-spacing="false" fo:line-height="103%" fo:text-align="justify" style:justify-single-word="false" fo:hyphenation-ladder-count="no-limit" fo:text-indent="-1.101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5" style:family="paragraph" style:parent-style-name="Normal" style:list-style-name="L3">
      <style:paragraph-properties fo:margin-left="0cm" fo:margin-right="0cm" fo:text-indent="-0.949cm" style:auto-text-indent="false"/>
    </style:style>
    <style:style style:name="P66" style:family="paragraph" style:parent-style-name="Normal">
      <style:paragraph-properties fo:margin-left="0.3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  <style:text-properties fo:color="#000000" loext:opacity="100%" style:font-name="Arial" fo:font-size="10pt" officeooo:rsid="001594e4" officeooo:paragraph-rsid="0019e34a" style:font-name-asian="Arial" style:font-size-asian="10pt" style:font-name-complex="Arial"/>
    </style:style>
    <style:style style:name="P67" style:family="paragraph" style:parent-style-name="Normal" style:list-style-name="L4">
      <style:paragraph-properties fo:margin-left="0.755cm" fo:margin-right="0cm" fo:margin-top="0cm" fo:margin-bottom="0.014cm" style:contextual-spacing="false" fo:text-indent="-0.482cm" style:auto-text-indent="false">
        <style:tab-stops/>
      </style:paragraph-properties>
    </style:style>
    <style:style style:name="P68" style:family="paragraph" style:parent-style-name="Normal" style:list-style-name="L4">
      <style:paragraph-properties fo:margin-left="0.755cm" fo:margin-right="0cm" fo:margin-top="0cm" fo:margin-bottom="0.014cm" style:contextual-spacing="false" fo:text-indent="-0.482cm" style:auto-text-indent="false">
        <style:tab-stops/>
      </style:paragraph-properties>
      <style:text-properties officeooo:paragraph-rsid="001594e4"/>
    </style:style>
    <style:style style:name="P69" style:family="paragraph" style:parent-style-name="Normal" style:list-style-name="L4">
      <style:paragraph-properties fo:margin-left="0.755cm" fo:margin-right="0cm" fo:margin-top="0cm" fo:margin-bottom="0.014cm" style:contextual-spacing="false" fo:text-indent="-0.482cm" style:auto-text-indent="false">
        <style:tab-stops/>
      </style:paragraph-properties>
      <style:text-properties officeooo:paragraph-rsid="0019e34a"/>
    </style:style>
    <style:style style:name="P70" style:family="paragraph" style:parent-style-name="Normal" style:list-style-name="L4">
      <style:paragraph-properties fo:margin-left="0.755cm" fo:margin-right="0cm" fo:margin-top="0cm" fo:margin-bottom="0cm" style:contextual-spacing="false" fo:text-indent="-0.482cm" style:auto-text-indent="false">
        <style:tab-stops/>
      </style:paragraph-properties>
    </style:style>
    <style:style style:name="P71" style:family="paragraph" style:parent-style-name="Normal" style:list-style-name="L4">
      <style:paragraph-properties fo:margin-left="0.755cm" fo:margin-right="0cm" fo:text-indent="-0.482cm" style:auto-text-indent="false">
        <style:tab-stops/>
      </style:paragraph-properties>
    </style:style>
    <style:style style:name="P72" style:family="paragraph" style:parent-style-name="Normal" style:list-style-name="L4">
      <style:paragraph-properties fo:margin-left="0.755cm" fo:margin-right="0cm" fo:text-indent="-0.482cm" style:auto-text-indent="false">
        <style:tab-stops/>
      </style:paragraph-properties>
      <style:text-properties officeooo:paragraph-rsid="0016a36d"/>
    </style:style>
    <style:style style:name="P73" style:family="paragraph" style:parent-style-name="Normal">
      <style:paragraph-properties fo:margin-left="-0.009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-0.009cm" fo:margin-right="0cm" fo:margin-top="0cm" fo:margin-bottom="0.32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2771bb"/>
    </style:style>
    <style:style style:name="T1" style:family="text">
      <style:text-properties fo:font-size="12pt" style:font-size-asian="12pt"/>
    </style:style>
    <style:style style:name="T2" style:family="text">
      <style:text-properties style:font-name="Courier New" fo:font-size="12pt" style:font-name-asian="Courier New" style:font-size-asian="12pt" style:font-name-complex="Courier New"/>
    </style:style>
    <style:style style:name="T3" style:family="text">
      <style:text-properties fo:font-size="11pt" style:font-size-asian="11pt"/>
    </style:style>
    <style:style style:name="T4" style:family="text">
      <style:text-properties fo:font-size="14pt" fo:font-style="italic" fo:font-weight="bold" style:font-size-asian="14pt" style:font-style-asian="italic" style:font-weight-asian="bold"/>
    </style:style>
    <style:style style:name="T5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2771bb" style:font-style-asian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tyle="italic" fo:font-weight="bold" style:font-style-asian="italic" style:font-weight-asian="bold" style:font-weight-complex="bold"/>
    </style:style>
    <style:style style:name="T10" style:family="text">
      <style:text-properties fo:font-style="italic" fo:font-weight="bold" fo:background-color="#ffffd7" loext:char-shading-value="0" style:font-style-asian="italic" style:font-weight-asian="bold"/>
    </style:style>
    <style:style style:name="T11" style:family="text">
      <style:text-properties fo:font-style="italic" fo:font-weight="bold" fo:background-color="#ffffd7" loext:char-shading-value="0" style:font-style-asian="italic" style:font-weight-asian="bold" style:font-weight-complex="bold"/>
    </style:style>
    <style:style style:name="T12" style:family="text">
      <style:text-properties fo:font-style="italic" fo:background-color="#ffffd7" loext:char-shading-value="0" style:font-style-asian="italic"/>
    </style:style>
    <style:style style:name="T13" style:family="text">
      <style:text-properties fo:font-size="8pt" fo:background-color="#ffff00" loext:char-shading-value="0" style:font-size-asian="8pt"/>
    </style:style>
    <style:style style:name="T14" style:family="text">
      <style:text-properties style:text-position="super 65%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94e4" style:font-weight-asian="bold" style:font-weight-complex="bold"/>
    </style:style>
    <style:style style:name="T18" style:family="text">
      <style:text-properties fo:font-weight="bold" officeooo:rsid="0016a36d" style:font-weight-asian="bold" style:font-weight-complex="bold"/>
    </style:style>
    <style:style style:name="T19" style:family="text">
      <style:text-properties fo:font-weight="bold" officeooo:rsid="0022b649" style:font-weight-asian="bold" style:font-weight-complex="bold"/>
    </style:style>
    <style:style style:name="T20" style:family="text">
      <style:text-properties fo:font-weight="bold" officeooo:rsid="0023de03" style:font-weight-asian="bold" style:font-weight-complex="bold"/>
    </style:style>
    <style:style style:name="T21" style:family="text">
      <style:text-properties fo:font-weight="bold" officeooo:rsid="002591bf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/>
    </style:style>
    <style:style style:name="T23" style:family="text">
      <style:text-properties fo:font-weight="bold" fo:background-color="#ffffd7" loext:char-shading-value="0" style:font-weight-asian="bold" style:font-weight-complex="bold"/>
    </style:style>
    <style:style style:name="T24" style:family="text">
      <style:text-properties fo:font-size="9pt" style:font-size-asian="9pt"/>
    </style:style>
    <style:style style:name="T25" style:family="text">
      <style:text-properties fo:font-size="9pt" fo:font-weight="bold" style:font-size-asian="9pt" style:font-weight-asian="bold" style:font-weight-complex="bold"/>
    </style:style>
    <style:style style:name="T26" style:family="text">
      <style:text-properties fo:font-size="9pt" fo:font-weight="bold" fo:background-color="#ffffd7" loext:char-shading-value="0" style:font-size-asian="9pt" style:font-weight-asian="bold" style:font-weight-complex="bold"/>
    </style:style>
    <style:style style:name="T27" style:family="text">
      <style:text-properties officeooo:rsid="00099031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099031" fo:background-color="#ffff00" loext:char-shading-value="0"/>
    </style:style>
    <style:style style:name="T30" style:family="text">
      <style:text-properties officeooo:rsid="00227f02" fo:background-color="#ffff00" loext:char-shading-value="0"/>
    </style:style>
    <style:style style:name="T31" style:family="text">
      <style:text-properties officeooo:rsid="00275b45" fo:background-color="#ffff00" loext:char-shading-value="0"/>
    </style:style>
    <style:style style:name="T32" style:family="text">
      <style:text-properties officeooo:rsid="002771bb" fo:background-color="#ffff00" loext:char-shading-value="0"/>
    </style:style>
    <style:style style:name="T33" style:family="text">
      <style:text-properties officeooo:rsid="002771bb" fo:background-color="#ffff00" loext:char-shading-value="0"/>
    </style:style>
    <style:style style:name="T34" style:family="text">
      <style:text-properties officeooo:rsid="00128e8c"/>
    </style:style>
    <style:style style:name="T35" style:family="text">
      <style:text-properties officeooo:rsid="0013b41c"/>
    </style:style>
    <style:style style:name="T36" style:family="text">
      <style:text-properties fo:color="#000000" loext:opacity="100%" style:font-name="Arial" fo:font-size="10pt" style:font-name-asian="Arial" style:font-size-asian="10pt" style:font-name-complex="Arial"/>
    </style:style>
    <style:style style:name="T37" style:family="text">
      <style:text-properties fo:color="#000000" loext:opacity="100%" style:font-name="Arial" fo:font-size="10pt" officeooo:rsid="0013b41c" style:font-name-asian="Arial" style:font-size-asian="10pt" style:font-name-complex="Arial"/>
    </style:style>
    <style:style style:name="T38" style:family="text">
      <style:text-properties fo:color="#000000" loext:opacity="100%" style:font-name="Arial" fo:font-size="10pt" officeooo:rsid="001594e4" style:font-name-asian="Arial" style:font-size-asian="10pt" style:font-name-complex="Arial"/>
    </style:style>
    <style:style style:name="T39" style:family="text">
      <style:text-properties fo:color="#000000" loext:opacity="100%" style:font-name="Arial" fo:font-size="10pt" fo:font-weight="bold" officeooo:rsid="001594e4" style:font-name-asian="Arial" style:font-size-asian="10pt" style:font-weight-asian="bold" style:font-name-complex="Arial" style:font-weight-complex="bold"/>
    </style:style>
    <style:style style:name="T40" style:family="text">
      <style:text-properties fo:color="#000000" loext:opacity="100%" style:font-name="Arial" fo:font-size="10pt" fo:font-weight="bold" officeooo:rsid="0016a36d" style:font-name-asian="Arial" style:font-size-asian="10pt" style:font-weight-asian="bold" style:font-name-complex="Arial" style:font-weight-complex="bold"/>
    </style:style>
    <style:style style:name="T41" style:family="text">
      <style:text-properties fo:color="#000000" loext:opacity="100%" style:font-name="Arial" fo:font-size="10pt" fo:font-weight="bold" officeooo:rsid="0023de03" style:font-name-asian="Arial" style:font-size-asian="10pt" style:font-weight-asian="bold" style:font-name-complex="Arial" style:font-weight-complex="bold"/>
    </style:style>
    <style:style style:name="T42" style:family="text">
      <style:text-properties fo:background-color="#ffffd7" loext:char-shading-value="0"/>
    </style:style>
    <style:style style:name="T43" style:family="text">
      <style:text-properties fo:background-color="#e8f2a1" loext:char-shading-value="0"/>
    </style:style>
    <style:style style:name="T44" style:family="text">
      <style:text-properties officeooo:rsid="00227f02"/>
    </style:style>
    <style:style style:name="T45" style:family="text">
      <style:text-properties fo:background-color="#ff5429" loext:char-shading-value="0"/>
    </style:style>
    <style:style style:name="T46" style:family="text">
      <style:text-properties officeooo:rsid="002771bb"/>
    </style:style>
    <style:style style:name="T47" style:family="text">
      <style:text-properties officeooo:rsid="00291961"/>
    </style:style>
    <style:style style:name="Sect1" style:family="section">
      <style:section-properties style:writing-mode="lr-tb" fo:margin-left="0cm" fo:margin-right="0.005cm" style:editable="false">
        <style:columns fo:column-count="2" fo:column-gap="1.341cm">
          <style:column style:rel-width="32767*" fo:start-indent="0cm" fo:end-indent="0.67cm"/>
          <style:column style:rel-width="32768*" fo:start-indent="0.67cm" fo:end-indent="0cm"/>
        </style:columns>
      </style:section-properties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margin-left="0.321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 text:start-value="5">
        <style:list-level-properties text:list-level-position-and-space-mode="label-alignment">
          <style:list-level-label-alignment text:label-followed-by="listtab" fo:margin-left="0.321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2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2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2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2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2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2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2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margin-left="1.222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margin-left="2.205cm"/>
        </style:list-level-properties>
      </text:list-level-style-number>
      <text:list-level-style-number text:level="3" text:style-name="WW_5f_CharLFO3LVL3" style:num-format="i">
        <style:list-level-properties text:list-level-position-and-space-mode="label-alignment">
          <style:list-level-label-alignment text:label-followed-by="listtab" fo:margin-left="3.475cm"/>
        </style:list-level-properties>
      </text:list-level-style-number>
      <text:list-level-style-number text:level="4" text:style-name="WW_5f_CharLFO3LVL4" style:num-format="1">
        <style:list-level-properties text:list-level-position-and-space-mode="label-alignment">
          <style:list-level-label-alignment text:label-followed-by="listtab" fo:margin-left="4.745cm"/>
        </style:list-level-properties>
      </text:list-level-style-number>
      <text:list-level-style-number text:level="5" text:style-name="WW_5f_CharLFO3LVL5" style:num-format="a" style:num-letter-sync="true">
        <style:list-level-properties text:list-level-position-and-space-mode="label-alignment">
          <style:list-level-label-alignment text:label-followed-by="listtab" fo:margin-left="6.015cm"/>
        </style:list-level-properties>
      </text:list-level-style-number>
      <text:list-level-style-number text:level="6" text:style-name="WW_5f_CharLFO3LVL6" style:num-format="i">
        <style:list-level-properties text:list-level-position-and-space-mode="label-alignment">
          <style:list-level-label-alignment text:label-followed-by="listtab" fo:margin-left="7.285cm"/>
        </style:list-level-properties>
      </text:list-level-style-number>
      <text:list-level-style-number text:level="7" text:style-name="WW_5f_CharLFO3LVL7" style:num-format="1">
        <style:list-level-properties text:list-level-position-and-space-mode="label-alignment">
          <style:list-level-label-alignment text:label-followed-by="listtab" fo:margin-left="8.555cm"/>
        </style:list-level-properties>
      </text:list-level-style-number>
      <text:list-level-style-number text:level="8" text:style-name="WW_5f_CharLFO3LVL8" style:num-format="a" style:num-letter-sync="true">
        <style:list-level-properties text:list-level-position-and-space-mode="label-alignment">
          <style:list-level-label-alignment text:label-followed-by="listtab" fo:margin-left="9.825cm"/>
        </style:list-level-properties>
      </text:list-level-style-number>
      <text:list-level-style-number text:level="9" text:style-name="WW_5f_CharLFO3LVL9" style:num-format="i">
        <style:list-level-properties text:list-level-position-and-space-mode="label-alignment">
          <style:list-level-label-alignment text:label-followed-by="listtab" fo:margin-left="11.0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margin-left="0.757cm"/>
        </style:list-level-properties>
      </text:list-level-style-number>
      <text:list-level-style-number text:level="2" text:style-name="WW_5f_CharLFO4LVL2" style:num-format="a" style:num-letter-sync="true">
        <style:list-level-properties text:list-level-position-and-space-mode="label-alignment">
          <style:list-level-label-alignment text:label-followed-by="listtab" fo:margin-left="2.041cm"/>
        </style:list-level-properties>
      </text:list-level-style-number>
      <text:list-level-style-number text:level="3" text:style-name="WW_5f_CharLFO4LVL3" style:num-format="i">
        <style:list-level-properties text:list-level-position-and-space-mode="label-alignment">
          <style:list-level-label-alignment text:label-followed-by="listtab" fo:margin-left="3.311cm"/>
        </style:list-level-properties>
      </text:list-level-style-number>
      <text:list-level-style-number text:level="4" text:style-name="WW_5f_CharLFO4LVL4" style:num-format="1">
        <style:list-level-properties text:list-level-position-and-space-mode="label-alignment">
          <style:list-level-label-alignment text:label-followed-by="listtab" fo:margin-left="4.581cm"/>
        </style:list-level-properties>
      </text:list-level-style-number>
      <text:list-level-style-number text:level="5" text:style-name="WW_5f_CharLFO4LVL5" style:num-format="a" style:num-letter-sync="true">
        <style:list-level-properties text:list-level-position-and-space-mode="label-alignment">
          <style:list-level-label-alignment text:label-followed-by="listtab" fo:margin-left="5.851cm"/>
        </style:list-level-properties>
      </text:list-level-style-number>
      <text:list-level-style-number text:level="6" text:style-name="WW_5f_CharLFO4LVL6" style:num-format="i">
        <style:list-level-properties text:list-level-position-and-space-mode="label-alignment">
          <style:list-level-label-alignment text:label-followed-by="listtab" fo:margin-left="7.121cm"/>
        </style:list-level-properties>
      </text:list-level-style-number>
      <text:list-level-style-number text:level="7" text:style-name="WW_5f_CharLFO4LVL7" style:num-format="1">
        <style:list-level-properties text:list-level-position-and-space-mode="label-alignment">
          <style:list-level-label-alignment text:label-followed-by="listtab" fo:margin-left="8.391cm"/>
        </style:list-level-properties>
      </text:list-level-style-number>
      <text:list-level-style-number text:level="8" text:style-name="WW_5f_CharLFO4LVL8" style:num-format="a" style:num-letter-sync="true">
        <style:list-level-properties text:list-level-position-and-space-mode="label-alignment">
          <style:list-level-label-alignment text:label-followed-by="listtab" fo:margin-left="9.661cm"/>
        </style:list-level-properties>
      </text:list-level-style-number>
      <text:list-level-style-number text:level="9" text:style-name="WW_5f_CharLFO4LVL9" style:num-format="i">
        <style:list-level-properties text:list-level-position-and-space-mode="label-alignment">
          <style:list-level-label-alignment text:label-followed-by="listtab" fo:margin-left="10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Default_20_Paragraph_20_Font"><text:span text:style-name="T3"><text:s/></text:span></text:span><text:span text:style-name="Default_20_Paragraph_20_Font"><text:span text:style-name="T4">Link Words </text:span></text:span></text:p>
      <text:p text:style-name="P50">A. Introduction </text:p>
      <text:p text:style-name="Normal">Syntactic contexts </text:p>
      <text:p text:style-name="Normal"><text:span text:style-name="Default_20_Paragraph_20_Font"><text:span text:style-name="T5">SENTENCE CONJUNCTS</text:span></text:span>: they are <text:span text:style-name="T42">typically the first word in the sentence although some are mobile</text:span>. They establish a link with the previous sentence: <text:span text:style-name="T31">Se usan al principio de la frase seimpre, después de un punto o a mitad de frase entre comas.</text:span></text:p>
      <text:p text:style-name="P14"><text:span text:style-name="Default_20_Paragraph_20_Font"><text:span text:style-name="T6">He was ill. </text:span></text:span><text:span text:style-name="Default_20_Paragraph_20_Font"><text:span text:style-name="T8">However,</text:span></text:span><text:span text:style-name="Default_20_Paragraph_20_Font"><text:span text:style-name="T6"> he went to work. </text:span></text:span></text:p>
      <text:p text:style-name="P74"><text:span text:style-name="Default_20_Paragraph_20_Font"><text:span text:style-name="T7">Las conjuctions y prepositions se usan igual que se usarian en castellano.</text:span></text:span></text:p>
      <text:p text:style-name="Normal"><text:span text:style-name="Default_20_Paragraph_20_Font"><text:span text:style-name="T5">CONJUNCTIONS</text:span></text:span>: they <text:span text:style-name="T42">establish a link within a sentence, they must introduce a subordinate</text:span> clause: <text:span text:style-name="T33">Se usan para concetar dos frases subordinadas, que son frases que tienen sentido cuando van juntas. “Como porque tengo hambre”</text:span></text:p>
      <text:p text:style-name="P14"><text:span text:style-name="Default_20_Paragraph_20_Font"><text:span text:style-name="T8">Although </text:span></text:span><text:span text:style-name="Default_20_Paragraph_20_Font"><text:span text:style-name="T6">he was ill, he went to work. </text:span></text:span></text:p>
      <text:p text:style-name="P14"><text:span text:style-name="Default_20_Paragraph_20_Font"><text:span text:style-name="T6">He went to work </text:span></text:span><text:span text:style-name="Default_20_Paragraph_20_Font"><text:span text:style-name="T8">although </text:span></text:span><text:span text:style-name="Default_20_Paragraph_20_Font"><text:span text:style-name="T6">he was ill.</text:span></text:span> </text:p>
      <text:p text:style-name="Normal"><text:span text:style-name="Default_20_Paragraph_20_Font"><text:span text:style-name="T5">PREPOSITIONS</text:span></text:span>: they <text:span text:style-name="T42">establish a link within a sentence, they can only introduce a </text:span><text:span text:style-name="T23">noun or a gerund</text:span><text:span text:style-name="T42">:</text:span> <text:span text:style-name="T33">Se usa como las conjunción, es decir, se usa para unir dos frases que tienen cierto sentido, pero, siempre tendran un nombre o un gerundio.</text:span></text:p>
      <text:p text:style-name="P14"><text:span text:style-name="Default_20_Paragraph_20_Font"><text:span text:style-name="T8">Despite</text:span></text:span><text:span text:style-name="Default_20_Paragraph_20_Font"><text:span text:style-name="T6"> his illness he went to work. </text:span></text:span></text:p>
      <text:p text:style-name="P14"><text:span text:style-name="Default_20_Paragraph_20_Font"><text:span text:style-name="T6">He went to work </text:span></text:span><text:span text:style-name="Default_20_Paragraph_20_Font"><text:span text:style-name="T8">despite</text:span></text:span><text:span text:style-name="Default_20_Paragraph_20_Font"><text:span text:style-name="T6"> his illness</text:span></text:span>. </text:p>
      <text:p text:style-name="P14"><text:span text:style-name="Default_20_Paragraph_20_Font"><text:span text:style-name="T8">Despite</text:span></text:span><text:span text:style-name="Default_20_Paragraph_20_Font"><text:span text:style-name="T6"> being ill he went to work. </text:span></text:span></text:p>
      <text:p text:style-name="P14"><text:span text:style-name="Default_20_Paragraph_20_Font"><text:span text:style-name="T6">He went to work </text:span></text:span><text:span text:style-name="Default_20_Paragraph_20_Font"><text:span text:style-name="T8">despite</text:span></text:span><text:span text:style-name="Default_20_Paragraph_20_Font"><text:span text:style-name="T6"> being ill. </text:span></text:span></text:p>
      <text:p text:style-name="Normal">They can be followed by the noun "the fact" and a "that" clause subordinated to the noun: </text:p>
      <text:p text:style-name="P14"><text:span text:style-name="Default_20_Paragraph_20_Font"><text:span text:style-name="T6">He went to work </text:span></text:span><text:span text:style-name="Default_20_Paragraph_20_Font"><text:span text:style-name="T8">despite </text:span></text:span><text:span text:style-name="Default_20_Paragraph_20_Font"><text:span text:style-name="T10">the fact that</text:span></text:span><text:span text:style-name="Default_20_Paragraph_20_Font"><text:span text:style-name="T12"> </text:span></text:span><text:span text:style-name="Default_20_Paragraph_20_Font"><text:span text:style-name="T6">he was ill</text:span></text:span>. </text:p>
      <text:p text:style-name="P4"><text:s/></text:p>
      <text:list xml:id="list1859380450" text:style-name="L1">
        <text:list-item>
          <text:p text:style-name="P59">Linking words expressing <text:span text:style-name="Default_20_Paragraph_20_Font"><text:span text:style-name="T13">CAUSE</text:span></text:span><text:span text:style-name="T28">/</text:span><text:span text:style-name="Default_20_Paragraph_20_Font"><text:span text:style-name="T13">EFFECT</text:span></text:span><text:span text:style-name="T28">,</text:span><text:span text:style-name="Default_20_Paragraph_20_Font"><text:span text:style-name="T13"> REASON</text:span></text:span> 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Sentence Conjuncts </text:p>
          </table:table-cell>
          <table:table-cell table:style-name="Tabla1.B1" office:value-type="string">
            <text:p text:style-name="P2">Conjunctions </text:p>
          </table:table-cell>
          <table:table-cell table:style-name="Tabla1.C1" office:value-type="string">
            <text:p text:style-name="P17">Prepositions </text:p>
          </table:table-cell>
        </table:table-row>
        <table:table-row table:style-name="Tabla1.2">
          <table:table-cell table:style-name="Tabla1.A2" office:value-type="string">
            <text:p text:style-name="P7">Consequently </text:p>
            <text:p text:style-name="P7">So </text:p>
            <text:p text:style-name="P7">Thus </text:p>
            <text:p text:style-name="P9">Therefore </text:p>
            <text:p text:style-name="P7">As a result </text:p>
            <text:p text:style-name="P2">That's why <text:s/></text:p>
          </table:table-cell>
          <table:table-cell table:style-name="Tabla1.B2" office:value-type="string">
            <text:p text:style-name="P52">since </text:p>
            <text:p text:style-name="P52">as</text:p>
            <text:p text:style-name="P55">because </text:p>
            <text:p text:style-name="P2">for<text:span text:style-name="Default_20_Paragraph_20_Font"><text:span text:style-name="T14"><text:note text:id="ftn1" text:note-class="footnote"><text:note-citation>1</text:note-citation><text:note-body><text:p text:style-name="P19"><text:s/>“For” is almost a sentence conjunct: it introduces an explanation and it must come <text:span text:style-name="Default_20_Paragraph_20_Font"><text:span text:style-name="T5">after</text:span></text:span> the clause that expresses the thing explained. <text:s/></text:p></text:note-body></text:note></text:span></text:span> </text:p>
          </table:table-cell>
          <table:table-cell table:style-name="Tabla1.C2" office:value-type="string">
            <text:p text:style-name="P53">owing to</text:p>
            <text:p text:style-name="P53"/>
            <text:p text:style-name="P53">due to</text:p>
            <text:p text:style-name="P53"/>
            <text:p text:style-name="P54">because of</text:p>
            <text:p text:style-name="P54"/>
            <text:p text:style-name="P54">as a result of</text:p>
            <text:p text:style-name="P54"/>
            <text:p text:style-name="P54">on account of </text:p>
          </table:table-cell>
        </table:table-row>
      </table:table>
      <text:p text:style-name="P7"><text:s/></text:p>
      <text:p text:style-name="P51"/>
      <text:list xml:id="list170150410014439" text:continue-numbering="true" text:style-name="L1">
        <text:list-item>
          <text:p text:style-name="P61">Linking words expressing <text:span text:style-name="Default_20_Paragraph_20_Font"><text:span text:style-name="T13">CONTRAST</text:span></text:span><text:span text:style-name="T28"> 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">Sentence Conjuncts </text:p>
          </table:table-cell>
          <table:table-cell table:style-name="Tabla2.B1" office:value-type="string">
            <text:p text:style-name="P2">Subordinating Conjunctions </text:p>
          </table:table-cell>
          <table:table-cell table:style-name="Tabla2.C1" office:value-type="string">
            <text:p text:style-name="P17">Prepositions </text:p>
          </table:table-cell>
        </table:table-row>
        <table:table-row table:style-name="Tabla2.2">
          <table:table-cell table:style-name="Tabla2.A2" office:value-type="string">
            <text:p text:style-name="P7">However <text:span text:style-name="T27">(</text:span><text:span text:style-name="T29">SIN EMBARGO)</text:span></text:p>
            <text:p text:style-name="P7">Yet </text:p>
            <text:p text:style-name="P7">Nevertheless </text:p>
            <text:p text:style-name="P2">Nonetheless <text:s/></text:p>
          </table:table-cell>
          <table:table-cell table:style-name="Tabla2.B2" office:value-type="string">
            <text:p text:style-name="P46">Although <text:span text:style-name="T29">(AUNQUE)</text:span></text:p>
            <text:p text:style-name="P46"><text:s/>though </text:p>
            <text:p text:style-name="P46">even though </text:p>
            <text:p text:style-name="P7"/>
            <text:p text:style-name="P56">while</text:p>
            <text:p text:style-name="P56">whereas </text:p>
          </table:table-cell>
          <table:table-cell table:style-name="Tabla2.C2" office:value-type="string">
            <text:p text:style-name="P47">in spite of <text:span text:style-name="T29">(A PESAR DE)</text:span></text:p>
            <text:p text:style-name="P47"><text:s/>despite</text:p>
          </table:table-cell>
        </table:table-row>
      </table:table>
      <text:p text:style-name="P7"><text:s/></text:p>
      <text:list xml:id="list170150551958437" text:continue-numbering="true" text:style-name="L1">
        <text:list-item>
          <text:p text:style-name="P58">Linking words expressing <text:span text:style-name="Default_20_Paragraph_20_Font"><text:span text:style-name="T13">ADDITION</text:span></text:span><text:span text:style-name="T28"> 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Sentence Conjuncts </text:p>
          </table:table-cell>
          <table:table-cell table:style-name="Tabla3.B1" office:value-type="string">
            <text:p text:style-name="P2">Subordinating Conjunctions </text:p>
          </table:table-cell>
          <table:table-cell table:style-name="Tabla3.C1" office:value-type="string">
            <text:p text:style-name="P17">Prepositions </text:p>
          </table:table-cell>
        </table:table-row>
        <table:table-row table:style-name="Tabla3.2">
          <table:table-cell table:style-name="Tabla3.A2" office:value-type="string">
            <text:p text:style-name="P7">Besides <text:s/></text:p>
            <text:p text:style-name="P9">Moreover </text:p>
            <text:p text:style-name="P7">Furthermore </text:p>
            <text:p text:style-name="P2">In addition </text:p>
          </table:table-cell>
          <table:table-cell table:style-name="Tabla3.B2" office:value-type="string">
            <text:p text:style-name="P2"/>
          </table:table-cell>
          <table:table-cell table:style-name="Tabla3.C2" office:value-type="string">
            <text:p text:style-name="P20">besides apart from </text:p>
            <text:p text:style-name="P18"><text:s/></text:p>
            <text:p text:style-name="P17">in addition to </text:p>
          </table:table-cell>
        </table:table-row>
      </table:table>
      <text:p text:style-name="P7"><text:s/></text:p>
      <text:list xml:id="list170149336444565" text:continue-numbering="true" text:style-name="L1">
        <text:list-item>
          <text:p text:style-name="P58">Linking words expressing <text:span text:style-name="Default_20_Paragraph_20_Font"><text:span text:style-name="T13">TIME</text:span></text:span><text:span text:style-name="T28"> </text:span></text:p>
        </text:list-item>
      </text:list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2">Sentence Conjuncts </text:p>
          </table:table-cell>
          <table:table-cell table:style-name="Tabla4.B1" office:value-type="string">
            <text:p text:style-name="P2">Subordinating Conjunctions </text:p>
          </table:table-cell>
          <table:table-cell table:style-name="Tabla4.C1" office:value-type="string">
            <text:p text:style-name="P2">Prepositions </text:p>
          </table:table-cell>
        </table:table-row>
        <table:table-row table:style-name="Tabla4.2">
          <table:table-cell table:style-name="Tabla4.A2" office:value-type="string">
            <text:p text:style-name="P7">Afterwards </text:p>
            <text:p text:style-name="P7">After this/that </text:p>
            <text:p text:style-name="P7"><text:s/></text:p>
            <text:p text:style-name="P7">Before </text:p>
            <text:p text:style-name="P7"><text:s/></text:p>
            <text:p text:style-name="P2">Meanwhile </text:p>
          </table:table-cell>
          <table:table-cell table:style-name="Tabla4.B2" office:value-type="string">
            <text:p text:style-name="P7">after </text:p>
            <text:p text:style-name="P7"><text:s/></text:p>
            <text:p text:style-name="P7"><text:s/></text:p>
            <text:p text:style-name="P7">before </text:p>
            <text:p text:style-name="P7"><text:s/></text:p>
            <text:p text:style-name="P2">while </text:p>
          </table:table-cell>
          <table:table-cell table:style-name="Tabla4.C2" office:value-type="string">
            <text:p text:style-name="P7">after </text:p>
            <text:p text:style-name="P7"><text:s/></text:p>
            <text:p text:style-name="P7"><text:s/></text:p>
            <text:p text:style-name="P2">before </text:p>
          </table:table-cell>
        </table:table-row>
      </table:table>
      <text:p text:style-name="P9"><text:s text:c="2"/></text:p>
      <text:p text:style-name="Normal">We <text:span text:style-name="Default_20_Paragraph_20_Font"><text:span text:style-name="T15">cannot</text:span></text:span> use the expression <text:span text:style-name="Default_20_Paragraph_20_Font"><text:span text:style-name="T6">the fact that</text:span></text:span> with these words. </text:p>
      <text:p text:style-name="P9"><text:s/></text:p>
      <text:p text:style-name="P14"><text:span text:style-name="Default_20_Paragraph_20_Font"><text:span text:style-name="T6">We went to the cinema after dinner / After dinner, we went to the cinema. <text:s/></text:span></text:span></text:p>
      <text:p text:style-name="P14"><text:span text:style-name="Default_20_Paragraph_20_Font"><text:span text:style-name="T6">We had dinner. Afterwards, we went to the cinema. <text:s/></text:span></text:span></text:p>
      <text:p text:style-name="P14"><text:span text:style-name="Default_20_Paragraph_20_Font"><text:span text:style-name="T6">We had dinner. After that, we went to the cinema. </text:span></text:span></text:p>
      <text:p text:style-name="P14"><text:span text:style-name="Default_20_Paragraph_20_Font"><text:span text:style-name="T6">We went to the cinema after we had dinner. <text:s/></text:span></text:span></text:p>
      <text:p text:style-name="P14"><text:span text:style-name="Default_20_Paragraph_20_Font"><text:span text:style-name="T6">It was lovely while it lasted. </text:span></text:span></text:p>
      <text:p text:style-name="P14"><text:span text:style-name="Default_20_Paragraph_20_Font"><text:span text:style-name="T6">He called while you were here. </text:span></text:span></text:p>
      <text:p text:style-name="P15"><text:span text:style-name="Default_20_Paragraph_20_Font"><text:span text:style-name="T6">I was studying hard. Meanwhile, my friend was travelling all over the world</text:span></text:span>. </text:p>
      <text:list xml:id="list4274628095" text:style-name="L2">
        <text:list-item>
          <text:p text:style-name="P62">Linking words expressing <text:span text:style-name="Default_20_Paragraph_20_Font"><text:span text:style-name="T13">PURPOSE</text:span></text:span> </text:p>
        </text:list-item>
      </text:list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Sentence Conjuncts </text:p>
          </table:table-cell>
          <table:table-cell table:style-name="Tabla5.B1" office:value-type="string">
            <text:p text:style-name="P2">Subordinating Conjunctions </text:p>
          </table:table-cell>
          <table:table-cell table:style-name="Tabla5.C1" office:value-type="string">
            <text:p text:style-name="P2">PREPOSITIONS </text:p>
          </table:table-cell>
        </table:table-row>
        <table:table-row table:style-name="Tabla5.2">
          <table:table-cell table:style-name="Tabla5.A2" office:value-type="string">
            <text:p text:style-name="P7">To this end </text:p>
            <text:p text:style-name="P2">For that purpose </text:p>
          </table:table-cell>
          <table:table-cell table:style-name="Tabla5.B2" office:value-type="string">
            <text:p text:style-name="P48">so that </text:p>
            <text:p text:style-name="P48"/>
            <text:p text:style-name="P48">so as to </text:p>
            <text:p text:style-name="P48"/>
            <text:p text:style-name="P49">in order to </text:p>
            <text:p text:style-name="P49"/>
            <text:p text:style-name="P49">to + infinitive </text:p>
            <text:p text:style-name="P49"/>
            <text:p text:style-name="P48">for + gerund (-<text:span text:style-name="Default_20_Paragraph_20_Font"><text:span text:style-name="T6">ing</text:span></text:span>) </text:p>
          </table:table-cell>
          <table:table-cell table:style-name="Tabla5.C2" office:value-type="string">
            <text:p text:style-name="P2"><text:s/></text:p>
          </table:table-cell>
        </table:table-row>
      </table:table>
      <text:p text:style-name="P7"><text:s/></text:p>
      <text:list xml:id="list170149617934439" text:continue-numbering="true" text:style-name="L2">
        <text:list-item>
          <text:p text:style-name="P60"><text:span text:style-name="T28">Other important linking devices:</text:span> </text:p>
        </text:list-item>
      </text:list>
      <text:p text:style-name="P5">a. <text:tab/> <text:span text:style-name="T43">Comparison</text:span> </text:p>
      <text:p text:style-name="P21">Like </text:p>
      <text:p text:style-name="P21">Similarly </text:p>
      <text:p text:style-name="P22">Likewise </text:p>
      <text:p text:style-name="P7"><text:s/></text:p>
      <text:p text:style-name="Normal"><text:span text:style-name="T42">The word </text:span><text:span text:style-name="Default_20_Paragraph_20_Font"><text:span text:style-name="T11">like</text:span></text:span><text:span text:style-name="T42"> is used only with </text:span><text:span text:style-name="T23">nouns</text:span>. The word <text:span text:style-name="Default_20_Paragraph_20_Font"><text:span text:style-name="T9">as</text:span></text:span> is used with <text:span text:style-name="T16">other groups of words</text:span>. The words <text:span text:style-name="Default_20_Paragraph_20_Font"><text:span text:style-name="T11">similarly</text:span></text:span><text:span text:style-name="T42"> and </text:span><text:span text:style-name="Default_20_Paragraph_20_Font"><text:span text:style-name="T11">likewise</text:span></text:span><text:span text:style-name="T42"> are sentence </text:span><text:span text:style-name="T23">conjuncts indicating similarity</text:span>. <text:s/><text:span text:style-name="T47">Similarly y Likewise compara hechos.</text:span></text:p>
      <text:p text:style-name="P9"><text:s/></text:p>
      <text:p text:style-name="P14"><text:span text:style-name="Default_20_Paragraph_20_Font"><text:span text:style-name="T6">Like my father, I’m fond of photography. </text:span></text:span></text:p>
      <text:p text:style-name="P14"><text:span text:style-name="Default_20_Paragraph_20_Font"><text:span text:style-name="T6">I got a present when I graduated from highschool. Similarly, I’ll get one when I get my bachelor’s degree. <text:s/></text:span></text:span></text:p>
      <text:p text:style-name="P14"><text:span text:style-name="Default_20_Paragraph_20_Font"><text:span text:style-name="T6">I know that I will be sick if I drink too much. Likewise, I know I’ll feel sick if I eat too much. <text:s/></text:span></text:span></text:p>
      <text:p text:style-name="P7"><text:span text:style-name="Default_20_Paragraph_20_Font"><text:span text:style-name="T6"><text:s/></text:span></text:span></text:p>
      <text:p text:style-name="Normal"><text:span text:style-name="Default_20_Paragraph_20_Font"><text:span text:style-name="T11">Too</text:span></text:span><text:span text:style-name="T23">,</text:span> <text:span text:style-name="Default_20_Paragraph_20_Font"><text:span text:style-name="T11">as well</text:span></text:span><text:span text:style-name="T23"> </text:span>and <text:span text:style-name="Default_20_Paragraph_20_Font"><text:span text:style-name="T11">alike</text:span></text:span> also <text:span text:style-name="T42">express similarity or coincidence</text:span>. <text:s/></text:p>
      <text:p text:style-name="P7"><text:s/></text:p>
      <text:p text:style-name="P14"><text:span text:style-name="Default_20_Paragraph_20_Font"><text:span text:style-name="T6">I can play piano. I can play guitar as well. <text:s/></text:span></text:span></text:p>
      <text:p text:style-name="P14"><text:span text:style-name="Default_20_Paragraph_20_Font"><text:span text:style-name="T6">I have a bike. He’s got one, too.</text:span></text:span></text:p>
      <text:p text:style-name="P14"><text:span text:style-name="Default_20_Paragraph_20_Font"><text:span text:style-name="T6">Students and teachers alike demanded better schedules. </text:span></text:span><text:s/></text:p>
      <text:p text:style-name="P9"><text:s/></text:p>
      <text:p text:style-name="P6">b. <text:tab/><text:span text:style-name="T43">Condition</text:span> </text:p>
      <text:p text:style-name="P23">otherwise </text:p>
      <text:p text:style-name="P7"><text:s/>Apart from the conditional subordinators we will see in unit 4 (<text:span text:style-name="Default_20_Paragraph_20_Font"><text:span text:style-name="T9">if</text:span></text:span><text:span text:style-name="T16">, </text:span><text:span text:style-name="Default_20_Paragraph_20_Font"><text:span text:style-name="T9">unless</text:span></text:span><text:span text:style-name="T16">, </text:span><text:span text:style-name="Default_20_Paragraph_20_Font"><text:span text:style-name="T9">as long as</text:span></text:span><text:span text:style-name="T16">/</text:span><text:span text:style-name="Default_20_Paragraph_20_Font"><text:span text:style-name="T9">provided/providing</text:span></text:span><text:span text:style-name="T16">, and </text:span><text:span text:style-name="Default_20_Paragraph_20_Font"><text:span text:style-name="T9">in </text:span></text:span><text:span text:style-name="T16">case</text:span>) there is one other important conditional linking device: <text:span text:style-name="Default_20_Paragraph_20_Font"><text:span text:style-name="T11">otherwise</text:span></text:span><text:span text:style-name="T42">,</text:span> which is a <text:span text:style-name="T42">sentence conjunct expressing negative condition</text:span> (“<text:span text:style-name="Default_20_Paragraph_20_Font"><text:span text:style-name="T6">If this is not the case</text:span></text:span>”). </text:p>
      <text:p text:style-name="P9"><text:s/><text:span text:style-name="T47">As long as/provided : En cuanto…<text:tab/>As longs as: Subj + verb. <text:tab/>Provided va seguido de un noun.</text:span></text:p>
      <text:p text:style-name="P14"><text:span text:style-name="Default_20_Paragraph_20_Font"><text:span text:style-name="T6">You must really do all the assignments in the course. Otherwise, you will not be able to sit the exam.</text:span></text:span></text:p>
      <text:section text:style-name="Sect1" text:name="Sect1">
        <text:p text:style-name="P63">B. Practice </text:p>
        <text:p text:style-name="P7"><text:s/><text:span text:style-name="Default_20_Paragraph_20_Font"><text:span text:style-name="T22">1. In the following exercise you must choose the correct option. </text:span></text:span></text:p>
        <text:p text:style-name="P11"><text:span text:style-name="Default_20_Paragraph_20_Font"><text:span text:style-name="T15"><text:s/></text:span></text:span></text:p>
        <text:p text:style-name="P24"><text:span text:style-name="Default_20_Paragraph_20_Font"><text:span text:style-name="T24">1. <text:tab/>We were all confident ............. the bad news. </text:span></text:span></text:p>
        <text:p text:style-name="P25"><text:span text:style-name="Default_20_Paragraph_20_Font"><text:span text:style-name="T24">a) due to <text:s/><text:tab/>b) although <text:tab/>c) </text:span></text:span><text:span text:style-name="Default_20_Paragraph_20_Font"><text:span text:style-name="T26">despite</text:span></text:span><text:span text:style-name="Default_20_Paragraph_20_Font"><text:span text:style-name="T24"> d) <text:s/><text:tab/>in spite </text:span></text:span></text:p>
        <text:p text:style-name="P10"><text:span text:style-name="Default_20_Paragraph_20_Font"><text:span text:style-name="T24"><text:s/></text:span></text:span></text:p>
        <text:p text:style-name="P26"><text:span text:style-name="Default_20_Paragraph_20_Font"><text:span text:style-name="T24">2. <text:tab/>.............. they had studied a lot, they passed the exam </text:span></text:span></text:p>
        <text:p text:style-name="P27"><text:span text:style-name="Default_20_Paragraph_20_Font"><text:span text:style-name="T24">a) Whereas <text:tab/>b) Although <text:tab/>c) Thus <text:tab/> <text:tab/>d) </text:span></text:span><text:span text:style-name="Default_20_Paragraph_20_Font"><text:span text:style-name="T26">Since</text:span></text:span><text:span text:style-name="Default_20_Paragraph_20_Font"><text:span text:style-name="T24"> </text:span></text:span></text:p>
        <text:p text:style-name="P12"><text:span text:style-name="Default_20_Paragraph_20_Font"><text:span text:style-name="T24"><text:s/></text:span></text:span></text:p>
        <text:p text:style-name="P28"><text:span text:style-name="Default_20_Paragraph_20_Font"><text:span text:style-name="T24">3. <text:tab/>I tried hard. I didn't, ................., succeed. </text:span></text:span></text:p>
        <text:p text:style-name="P29"><text:span text:style-name="Default_20_Paragraph_20_Font"><text:span text:style-name="T24">a) </text:span></text:span><text:span text:style-name="Default_20_Paragraph_20_Font"><text:span text:style-name="T26">however</text:span></text:span><text:span text:style-name="Default_20_Paragraph_20_Font"><text:span text:style-name="T24"> <text:tab/>b) but <text:tab/> <text:tab/>c) although <text:tab/>d) yet </text:span></text:span></text:p>
        <text:p text:style-name="P10"><text:span text:style-name="Default_20_Paragraph_20_Font"><text:span text:style-name="T24"><text:s/></text:span></text:span></text:p>
        <text:p text:style-name="P30"><text:span text:style-name="Default_20_Paragraph_20_Font"><text:span text:style-name="T24">4. <text:tab/>I'll drink the wine ................. someone else wants it. </text:span></text:span></text:p>
        <text:p text:style-name="P31"><text:span text:style-name="Default_20_Paragraph_20_Font"><text:span text:style-name="T24">a) provided <text:tab/>b) </text:span></text:span><text:span text:style-name="Default_20_Paragraph_20_Font"><text:span text:style-name="T26">unless</text:span></text:span><text:span text:style-name="Default_20_Paragraph_20_Font"><text:span text:style-name="T25"> </text:span></text:span><text:span text:style-name="Default_20_Paragraph_20_Font"><text:span text:style-name="T24"><text:s/><text:tab/>c) in case <text:s/><text:tab/>d) as </text:span></text:span></text:p>
        <text:p text:style-name="P13"><text:span text:style-name="Default_20_Paragraph_20_Font"><text:span text:style-name="T24"/></text:span></text:p>
        <text:p text:style-name="P13"><text:span text:style-name="Default_20_Paragraph_20_Font"><text:span text:style-name="T24">5. <text:tab/>I went to the party ................... I was really tired. </text:span></text:span></text:p>
        <text:p text:style-name="P32"><text:span text:style-name="Default_20_Paragraph_20_Font"><text:span text:style-name="T24">a) despite <text:s/><text:tab/>b) </text:span></text:span><text:span text:style-name="Default_20_Paragraph_20_Font"><text:span text:style-name="T26">although</text:span></text:span><text:span text:style-name="Default_20_Paragraph_20_Font"><text:span text:style-name="T24"> <text:tab/>c) as <text:tab/> <text:tab/>d) since </text:span></text:span></text:p>
        <text:p text:style-name="P2"><text:span text:style-name="Default_20_Paragraph_20_Font"><text:span text:style-name="T24"><text:s/></text:span></text:span></text:p>
        <text:p text:style-name="P16"><text:span text:style-name="Default_20_Paragraph_20_Font"><text:span text:style-name="T24">6. .................. programming in machine language, she also plays tennis. </text:span></text:span></text:p>
        <text:p text:style-name="P33"><text:span text:style-name="Default_20_Paragraph_20_Font"><text:span text:style-name="T24">a) despite <text:s/><text:tab/>b) beside c) </text:span></text:span><text:span text:style-name="Default_20_Paragraph_20_Font"><text:span text:style-name="T26">in addition to</text:span></text:span><text:span text:style-name="Default_20_Paragraph_20_Font"><text:span text:style-name="T24"> <text:tab/>d) furthermore </text:span></text:span></text:p>
        <text:p text:style-name="P11"><text:span text:style-name="Default_20_Paragraph_20_Font"><text:span text:style-name="T24"><text:s/></text:span></text:span></text:p>
        <text:p text:style-name="P16"><text:span text:style-name="Default_20_Paragraph_20_Font"><text:span text:style-name="T24">7. The economy is organized ................ the poor must give to the rich. </text:span></text:span></text:p>
        <text:p text:style-name="P34"><text:span text:style-name="Default_20_Paragraph_20_Font"><text:span text:style-name="T24">a) whereas <text:tab/>b) despite c) </text:span></text:span><text:span text:style-name="Default_20_Paragraph_20_Font"><text:span text:style-name="T26">so that</text:span></text:span><text:span text:style-name="Default_20_Paragraph_20_Font"><text:span text:style-name="T25"> </text:span></text:span><text:span text:style-name="Default_20_Paragraph_20_Font"><text:span text:style-name="T24"><text:s/><text:tab/>d) as soon as </text:span></text:span></text:p>
        <text:p text:style-name="P12"><text:span text:style-name="Default_20_Paragraph_20_Font"><text:span text:style-name="T24"><text:s/></text:span></text:span></text:p>
        <text:p text:style-name="P35"><text:span text:style-name="Default_20_Paragraph_20_Font"><text:span text:style-name="T24">8. <text:tab/>They couldn't operate .................... the doctor was ill. </text:span></text:span></text:p>
        <text:p text:style-name="P36"><text:span text:style-name="Default_20_Paragraph_20_Font"><text:span text:style-name="T24">a) due to <text:s/><text:tab/>b) despite c) so that <text:s text:c="2"/><text:tab/>d) </text:span></text:span><text:span text:style-name="Default_20_Paragraph_20_Font"><text:span text:style-name="T26">because</text:span></text:span><text:span text:style-name="Default_20_Paragraph_20_Font"><text:span text:style-name="T25"> </text:span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36"><text:span text:style-name="Default_20_Paragraph_20_Font"><text:span text:style-name="T25"/></text:span></text:p>
        <text:p text:style-name="P7"><text:s/><text:span text:style-name="Default_20_Paragraph_20_Font"><text:span text:style-name="T22">2. In the following exercise you must decide whether the sentences are well-formed sentences in English, if they are not, make the necessary changes so they become correct</text:span></text:span><text:span text:style-name="T28">. <text:s/></text:span></text:p>
        <text:list xml:id="list4076087440" text:style-name="L3">
          <text:list-item>
            <text:p text:style-name="P64"><text:span text:style-name="T44">1,</text:span>We arrived on time despite the heavy traffic. </text:p>
          </text:list-item>
        </text:list>
        <text:p text:style-name="P37"><text:s/><text:span text:style-name="T34">Correct. Cause Despite is followed by a noun.</text:span></text:p>
        <text:list xml:id="list170149550010597" text:continue-numbering="true" text:style-name="L3">
          <text:list-item>
            <text:p text:style-name="P65"><text:span text:style-name="T44">2,</text:span>Although I was angry, I didn't say anything. </text:p>
          </text:list-item>
        </text:list>
        <text:p text:style-name="P37"><text:s/><text:span text:style-name="T34">Correct.</text:span></text:p>
        <text:list xml:id="list170150456901566" text:continue-numbering="true" text:style-name="L3">
          <text:list-item>
            <text:p text:style-name="P65"><text:span text:style-name="T30">3,</text:span><text:span text:style-name="T28">In spite of that</text:span> I was ill, I went to work. </text:p>
          </text:list-item>
        </text:list>
        <text:p text:style-name="P37"><text:s/><text:span text:style-name="T34">Although I was ill, I went to work.</text:span></text:p>
        <text:list xml:id="list170150590668151" text:continue-numbering="true" text:style-name="L3">
          <text:list-item>
            <text:p text:style-name="P65"><text:span text:style-name="T44">4,</text:span>Unlike Windows, Linux works. </text:p>
          </text:list-item>
        </text:list>
        <text:p text:style-name="P37"><text:s/><text:span text:style-name="T34">Correct.</text:span></text:p>
        <text:list xml:id="list170149129486010" text:continue-numbering="true" text:style-name="L3">
          <text:list-item>
            <text:p text:style-name="P65"><text:span text:style-name="T44">5,</text:span>She was tired <text:span text:style-name="T28">due to</text:span> she had been working too hard. </text:p>
          </text:list-item>
        </text:list>
        <text:p text:style-name="P37"><text:s/><text:span text:style-name="T34">She was tired because she had been...</text:span></text:p>
        <text:list xml:id="list170150361045600" text:continue-numbering="true" text:style-name="L3">
          <text:list-item>
            <text:p text:style-name="P65"><text:span text:style-name="T44">6,</text:span>Before <text:span text:style-name="T28">of</text:span> quitting the program, save all your work. </text:p>
          </text:list-item>
        </text:list>
        <text:p text:style-name="P37"><text:s/><text:span text:style-name="T34">Before quitting the program...</text:span></text:p>
        <text:list xml:id="list170150662993463" text:continue-numbering="true" text:style-name="L3">
          <text:list-item>
            <text:p text:style-name="P65"><text:span text:style-name="T30">7,</text:span><text:span text:style-name="T28">While</text:span> his speech, I fell asleep. </text:p>
          </text:list-item>
        </text:list>
        <text:p text:style-name="P37"><text:s/><text:span text:style-name="T34">During his speech, I fell asleep</text:span></text:p>
        <text:list xml:id="list170148693224011" text:continue-numbering="true" text:style-name="L3">
          <text:list-item>
            <text:p text:style-name="P65"><text:span text:style-name="T30">8,</text:span><text:span text:style-name="T28">Although</text:span> the fact that I was tired, I went to the party. </text:p>
          </text:list-item>
        </text:list>
        <text:p text:style-name="P37"><text:s/><text:span text:style-name="T35">Despite the fact that...</text:span></text:p>
        <text:list xml:id="list170149821497159" text:continue-numbering="true" text:style-name="L3">
          <text:list-item>
            <text:p text:style-name="P65"><text:span text:style-name="T44">9,</text:span>I had a headache. <text:span text:style-name="T28">Although</text:span> I went to the party. </text:p>
          </text:list-item>
        </text:list>
        <text:p text:style-name="P37"><text:s/><text:span text:style-name="T35">I had a headache. However I went to the party</text:span></text:p>
        <text:list xml:id="list170149734984036" text:continue-numbering="true" text:style-name="L3">
          <text:list-item>
            <text:p text:style-name="P65"><text:span text:style-name="T44">10,</text:span>She'll solve the problem however difficult it is. </text:p>
          </text:list-item>
        </text:list>
        <text:p text:style-name="P39"><text:s/><text:span text:style-name="T37">Correct. However </text:span><text:span text:style-name="T38">means “” in this case</text:span></text:p>
        <text:p text:style-name="P66"/>
        <text:p text:style-name="P66"/>
        <text:p text:style-name="P40"><text:span text:style-name="T38">L</text:span><text:span text:style-name="T36">A ACTIVITAT 3 ESTA EN LA PAGINA SEGÜENT</text:span></text:p>
        <text:p text:style-name="P41"><text:span text:style-name="Default_20_Paragraph_20_Font"><text:span text:style-name="T22">3. Rewrite the sentences with the new beginnings. </text:span></text:span></text:p>
        <text:list xml:id="list2856108316" text:style-name="L4">
          <text:list-item>
            <text:p text:style-name="P67">Although it was an elegant solution, it didn’t work. </text:p>
          </text:list-item>
        </text:list>
        <text:p text:style-name="P7"/>
        <text:p text:style-name="P43">Despite <text:span text:style-name="T17">being an ellegant solution, it didn’t work</text:span></text:p>
        <text:list xml:id="list170149959334222" text:continue-numbering="true" text:style-name="L4">
          <text:list-item>
            <text:p text:style-name="P67">During his speech, I fell asleep. </text:p>
          </text:list-item>
        </text:list>
        <text:p text:style-name="P38"><text:s/></text:p>
        <text:p text:style-name="P43"><text:s/>While <text:span text:style-name="T17">he was speaking, I fell asleep.</text:span></text:p>
        <text:list xml:id="list170150074210805" text:continue-numbering="true" text:style-name="L4">
          <text:list-item>
            <text:p text:style-name="P67">Due to the heavy traffic we were late for the preview. </text:p>
          </text:list-item>
        </text:list>
        <text:p text:style-name="P7"/>
        <text:p text:style-name="P43">As <text:span text:style-name="T17">the traffic was heavy, we were late for the preview.</text:span></text:p>
        <text:list xml:id="list170150225377005" text:continue-numbering="true" text:style-name="L4">
          <text:list-item>
            <text:p text:style-name="P68">She can speak fluent French and she can pilot aeroplanes. </text:p>
          </text:list-item>
        </text:list>
        <text:p text:style-name="P42"><text:s/></text:p>
        <text:p text:style-name="P43">Besides <text:span text:style-name="T39">speaking fluent French, she can pilot aeroplanes.</text:span> </text:p>
        <text:list xml:id="list170150295652597" text:continue-numbering="true" text:style-name="L4">
          <text:list-item>
            <text:p text:style-name="P67">In spite of John's objections our proposal was accepted. </text:p>
          </text:list-item>
        </text:list>
        <text:p text:style-name="P38"><text:s/></text:p>
        <text:p text:style-name="P43">Even though <text:span text:style-name="T17">John objected, our proposal was accepted</text:span></text:p>
        <text:list xml:id="list170149666095862" text:continue-numbering="true" text:style-name="L4">
          <text:list-item>
            <text:p text:style-name="P70">They were working too quickly. Consequently they made a mess of the job. </text:p>
          </text:list-item>
        </text:list>
        <text:p text:style-name="P38"><text:s/></text:p>
        <text:p text:style-name="P43">As<text:span text:style-name="T16"> </text:span><text:span text:style-name="T17">they were working to quickly, they made a mess of the job.</text:span></text:p>
        <text:list xml:id="list170150693522347" text:continue-numbering="true" text:style-name="L4">
          <text:list-item>
            <text:p text:style-name="P67">He couldn't do the job well as he had the flu. </text:p>
          </text:list-item>
        </text:list>
        <text:p text:style-name="P38"><text:s/></text:p>
        <text:p text:style-name="P43">As a result <text:span text:style-name="T17">a result of his flu he couldn’t do his job.</text:span></text:p>
        <text:list xml:id="list170150679697534" text:continue-numbering="true" text:style-name="L4">
          <text:list-item>
            <text:p text:style-name="P67">I won't tell them unless they ask me. </text:p>
          </text:list-item>
        </text:list>
        <text:p text:style-name="P38"><text:s/></text:p>
        <text:p text:style-name="P43"><text:s/>If <text:span text:style-name="T18">they don’t ask me, I won’t tell them.</text:span></text:p>
        <text:list xml:id="list170148764620549" text:continue-numbering="true" text:style-name="L4">
          <text:list-item>
            <text:p text:style-name="P72">If you don’t study, you’ll fail the exam. <text:s/></text:p>
          </text:list-item>
        </text:list>
        <text:p text:style-name="P44"><text:span text:style-name="T40">You must study</text:span>. <text:s/>Otherwise <text:span text:style-name="T16"><text:s/></text:span><text:span text:style-name="T18">you will fail the exam.</text:span></text:p>
        <text:list xml:id="list170148890543712" text:continue-numbering="true" text:style-name="L4">
          <text:list-item>
            <text:p text:style-name="P71"><text:span text:style-name="T45">They had a great deal of work.</text:span> Nevertheless, they managed to finish it. <text:s/></text:p>
          </text:list-item>
        </text:list>
        <text:p text:style-name="P43">Although<text:span text:style-name="T16"> </text:span><text:span text:style-name="T19">they had a great deal of work, they managed to finish it.</text:span></text:p>
        <text:list xml:id="list170149934318331" text:continue-numbering="true" text:style-name="L4">
          <text:list-item>
            <text:p text:style-name="P69">First he refused the offer, then he changed his mind. </text:p>
          </text:list-item>
        </text:list>
        <text:p text:style-name="P45"/>
        <text:p text:style-name="P8">After<text:span text:style-name="T16"> </text:span><text:span text:style-name="T20">refusing the offer, he changed his mind.</text:span></text:p>
        <text:p text:style-name="P8"/>
        <text:list xml:id="list170149529257328" text:continue-numbering="true" text:style-name="L4">
          <text:list-item>
            <text:p text:style-name="P69">She is well qualified and has experience in the field. </text:p>
          </text:list-item>
        </text:list>
        <text:p text:style-name="P38"><text:s/></text:p>
        <text:p text:style-name="P43">Apart <text:span text:style-name="T41">being qualified, he has experience in the field.</text:span></text:p>
        <text:list xml:id="list170149199603951" text:continue-numbering="true" text:style-name="L4">
          <text:list-item>
            <text:p text:style-name="P67">Although they frequently disagree, they work well together. </text:p>
          </text:list-item>
        </text:list>
        <text:p text:style-name="P38"><text:s/></text:p>
        <text:p text:style-name="P43">In spite <text:span text:style-name="T41">of being frequently disagree, they work well together.</text:span></text:p>
        <text:list xml:id="list170150635932823" text:continue-numbering="true" text:style-name="L4">
          <text:list-item>
            <text:p text:style-name="P67">You won't understand if you don't pay careful attention. </text:p>
          </text:list-item>
        </text:list>
        <text:p text:style-name="P38"><text:s/></text:p>
        <text:p text:style-name="P43"><text:s/>Unless <text:span text:style-name="T41">you pay attention, you won’t understand it.</text:span></text:p>
        <text:list xml:id="list170149936065335" text:continue-numbering="true" text:style-name="L4">
          <text:list-item>
            <text:p text:style-name="P70">Despite our desperate attempt to avoid this problem, it has occurred. </text:p>
          </text:list-item>
        </text:list>
        <text:p text:style-name="P38"><text:s/></text:p>
        <text:p text:style-name="P43">Although <text:span text:style-name="T20">the attempt to avoid this problem, it had ocurred</text:span></text:p>
        <text:list xml:id="list170150502339504" text:continue-numbering="true" text:style-name="L4">
          <text:list-item>
            <text:p text:style-name="P70">Due to its numerous facilities, the package is extremely popular. </text:p>
          </text:list-item>
        </text:list>
        <text:p text:style-name="P38"><text:s/></text:p>
        <text:p text:style-name="P43"><text:s/>As <text:s/><text:span text:style-name="T20">the numerous facilities, the package is extremely popular.</text:span></text:p>
        <text:list xml:id="list170150122034056" text:continue-numbering="true" text:style-name="L4">
          <text:list-item>
            <text:p text:style-name="P67">The solution is elegant and efficient. </text:p>
          </text:list-item>
        </text:list>
        <text:p text:style-name="P38"><text:s/></text:p>
        <text:p text:style-name="P43"><text:s/>In addition to <text:span text:style-name="T21">being elegant, the solution is efficient.</text:span></text:p>
        <text:list xml:id="list170148815518376" text:continue-numbering="true" text:style-name="L4">
          <text:list-item>
            <text:p text:style-name="P67">First she switched off the machine. Then she repaired it. </text:p>
          </text:list-item>
        </text:list>
        <text:p text:style-name="P42"><text:s/></text:p>
        <text:p text:style-name="P43"><text:s/>Before <text:span text:style-name="T20">repairing the machine, switch it off.</text:span></text:p>
        <text:list xml:id="list170149745120091" text:continue-numbering="true" text:style-name="L4">
          <text:list-item>
            <text:p text:style-name="P67">Whereas Windows is a proprietary system, Lynux is not. </text:p>
          </text:list-item>
        </text:list>
        <text:p text:style-name="P7"><text:s/></text:p>
        <text:p text:style-name="Normal"><text:s/>Unlike <text:span text:style-name="T20">Lynux, Windows is a propietary system</text:span></text:p>
        <text:list xml:id="list170150381160188" text:continue-numbering="true" text:style-name="L4">
          <text:list-item>
            <text:p text:style-name="P67">As she reacted quickly, she was able to solve the problem. </text:p>
          </text:list-item>
        </text:list>
        <text:p text:style-name="Normal"><text:s/>Owing<text:span text:style-name="T16"> </text:span><text:span text:style-name="T21">to her reaction, she was able to solve the problem</text:span><text:span text:style-name="T16"> 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cm" fo:margin-top="0cm" fo:margin-bottom="0.342cm" style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footnote_20_description" style:display-name="footnote description" style:family="paragraph" style:next-style-name="Normal">
      <style:paragraph-properties fo:margin-top="0cm" fo:margin-bottom="0.056cm" style:contextual-spacing="false" fo:line-height="103%" fo:hyphenation-ladder-count="no-limit"/>
      <style:text-properties fo:color="#000000" loext:opacity="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description_20_Char" style:display-name="footnote description Char" style:family="text">
      <style:text-properties fo:color="#000000" loext:opacity="10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footnote_20_mark" style:display-name="footnote mark" style:family="text">
      <style:text-properties fo:color="#000000" loext:opacity="100%" style:text-position="super 65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-0.004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style:font-name="Courier New" fo:font-size="12pt" style:font-name-asian="Courier New" style:font-size-asian="12pt" style:font-name-complex="Courier New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326cm" fo:margin-bottom="1.27cm" fo:margin-left="1.27cm" fo:margin-right="1.2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54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</text:span></text:span></text:p>
        <text:p text:style-name="MP2"><text:span text:style-name="Default_20_Paragraph_20_Font"><text:span text:style-name="MT2"><text:s/></text:span></text:span></text:p>
      </style:header>
    </style:master-page>
    <style:master-page style:name="MP2" style:page-layout-name="Mpm3">
      <style:header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subject/>
    <meta:initial-creator>Carmen Pérez Sabater</meta:initial-creator>
    <meta:creation-date>2020-11-05T07:14:00Z</meta:creation-date>
    <dc:date>2020-11-05T17:01:48.448000000</dc:date>
    <meta:editing-cycles>31</meta:editing-cycles>
    <meta:editing-duration>PT2H22M</meta:editing-duration>
    <meta:document-statistic meta:table-count="5" meta:image-count="0" meta:object-count="0" meta:page-count="5" meta:paragraph-count="236" meta:word-count="1430" meta:character-count="8298" meta:non-whitespace-character-count="6815"/>
    <meta:template xlink:type="simple" xlink:actuate="onRequest" xlink:title="" xlink:href="Normal"/>
  </office:meta>
</office:document-meta>
</file>